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微軟正黑體" style:font-name-asian="微軟正黑體" style:font-name-complex="微軟正黑體"/>
    </style:style>
    <style:style style:name="ce3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middle" fo:background-color="#FFFFFF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6" style:family="table-cell" style:parent-style-name="_19968__33324__32_2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7" style:family="table-cell" style:parent-style-name="_19968__33324_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8" style:family="table-cell" style:parent-style-name="_19968__33324_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_19968__33324__32_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3" style:data-style-name="N48">
      <style:table-cell-properties fo:border="thin solid #000000" style:vertical-align="middle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2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13" style:family="table-cell" style:parent-style-name="_19968__33324__32_2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4" style:family="table-cell" style:parent-style-name="_19968__33324__32_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5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19968__33324__Book3" style:data-style-name="N5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19968__33324__Book3" style:data-style-name="N5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6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32_2" style:data-style-name="N0">
      <style:table-cell-properties style:vertical-align="middle" fo:background-color="#FFFFFF" style:cell-protect="protected"/>
      <style:text-properties fo:color="#000000" style:font-name="微軟正黑體" style:font-name-asian="微軟正黑體" style:font-name-complex="微軟正黑體"/>
    </style:style>
    <style:style style:name="ce28" style:family="table-cell" style:parent-style-name="_19968__33324_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0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Book3" style:data-style-name="N5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2" style:family="table-cell" style:parent-style-name="_19968__33324__Book3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3" style:family="table-cell" style:parent-style-name="_19968__33324__32_2" style:data-style-name="N0">
      <style:table-cell-properties style:vertical-align="to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3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35" style:family="table-cell" style:parent-style-name="_19968__33324__32_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36" style:family="table-cell" style:parent-style-name="_19968__33324__32_2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37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微軟正黑體" style:font-name-asian="微軟正黑體" style:font-name-complex="微軟正黑體"/>
    </style:style>
    <style:style style:name="ce38" style:family="table-cell" style:parent-style-name="_19968__33324__32_2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39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微軟正黑體" style:font-name-asian="微軟正黑體" style:font-name-complex="微軟正黑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1.5875cm"/>
    </style:style>
    <style:style style:name="co6" style:family="table-column">
      <style:table-column-properties fo:break-before="auto" style:column-width="0.9525cm"/>
    </style:style>
    <style:style style:name="co7" style:family="table-column">
      <style:table-column-properties fo:break-before="auto" style:column-width="1.93145833333333cm"/>
    </style:style>
    <style:style style:name="co8" style:family="table-column">
      <style:table-column-properties fo:break-before="auto" style:column-width="1.16416666666667cm"/>
    </style:style>
    <style:style style:name="co9" style:family="table-column">
      <style:table-column-properties fo:break-before="auto" style:column-width="1.13770833333333cm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1.95791666666667cm"/>
    </style:style>
    <style:style style:name="co12" style:family="table-column">
      <style:table-column-properties fo:break-before="auto" style:column-width="1.82562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27.2pt" style:use-optimal-row-height="false" fo:break-before="auto"/>
    </style:style>
    <style:style style:name="ro4" style:family="table-row">
      <style:table-row-properties style:row-height="22.7pt" style:use-optimal-row-height="false" fo:break-before="auto"/>
    </style:style>
    <style:style style:name="ro5" style:family="table-row">
      <style:table-row-properties style:row-height="30.2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0.15pt" style:use-optimal-row-height="fals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5-年齡結構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row table:style-name="ro1">
          <table:table-cell office:value-type="string" table:number-columns-spanned="32" table:number-rows-spanned="1" table:style-name="ce1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2"/>
          <table:table-cell table:number-columns-repeated="11" table:style-name="ce3"/>
          <table:table-cell office:value-type="string" table:style-name="ce3">
            <text:p>中 華 民 國 110 年7 月 底</text:p>
          </table:table-cell>
          <table:table-cell table:number-columns-repeated="15" table:style-name="ce3"/>
          <table:table-cell table:number-columns-repeated="2" table:style-name="ce4"/>
          <table:table-cell office:value-type="string" table:style-name="ce5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6">
            <text:p>區域別</text:p>
          </table:table-cell>
          <table:table-cell office:value-type="string" table:number-columns-spanned="3" table:number-rows-spanned="1" table:style-name="ce7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8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9">
            <text:p>0<text:s/><text:span text:style-name="T2">～</text:span><text:span text:style-name="T4"><text:s/></text:span>6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9">
            <text:p>0<text:s/><text:span text:style-name="T2">～</text:span><text:span text:style-name="T4"><text:s/></text:span>11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9">
            <text:p>0<text:s/><text:span text:style-name="T2">～</text:span><text:span text:style-name="T4"><text:s/></text:span>12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9">
            <text:p>12<text:s/><text:span text:style-name="T2">～</text:span><text:span text:style-name="T4"><text:s/></text:span>17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11">
            <text:p>20<text:span text:style-name="T1">歲以上</text:span></text:p>
          </table:table-cell>
          <table:covered-table-cell table:number-columns-repeated="3"/>
          <table:table-cell office:value-type="string" table:number-columns-spanned="4" table:number-rows-spanned="1" table:style-name="ce10">
            <text:p>65<text:span text:style-name="T2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4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15">
            <text:p>總 <text:s text:c="3"/>計</text:p>
          </table:table-cell>
          <table:table-cell office:value-type="float" office:value="23470633" table:style-name="ce16">
            <text:p>23,470,633</text:p>
          </table:table-cell>
          <table:table-cell office:value-type="float" office:value="11625977" table:style-name="ce16">
            <text:p>11,625,977</text:p>
          </table:table-cell>
          <table:table-cell office:value-type="float" office:value="11844656" table:style-name="ce16">
            <text:p>11,844,656</text:p>
          </table:table-cell>
          <table:table-cell office:value-type="float" office:value="891370" table:style-name="ce16">
            <text:p>891,370</text:p>
          </table:table-cell>
          <table:table-cell office:value-type="float" office:value="461560" table:style-name="ce16">
            <text:p>461,560</text:p>
          </table:table-cell>
          <table:table-cell office:value-type="float" office:value="429810" table:style-name="ce16">
            <text:p>429,810</text:p>
          </table:table-cell>
          <table:table-cell office:value-type="float" office:value="3.797809799164769" table:style-name="ce17">
            <text:p>3.80</text:p>
          </table:table-cell>
          <table:table-cell office:value-type="float" office:value="1320522" table:style-name="ce16">
            <text:p>1,320,522</text:p>
          </table:table-cell>
          <table:table-cell office:value-type="float" office:value="684165" table:style-name="ce16">
            <text:p>684,165</text:p>
          </table:table-cell>
          <table:table-cell office:value-type="float" office:value="636357" table:style-name="ce16">
            <text:p>636,357</text:p>
          </table:table-cell>
          <table:table-cell office:value-type="float" office:value="5.6262734797139897" table:style-name="ce18">
            <text:p>5.63</text:p>
          </table:table-cell>
          <table:table-cell office:value-type="float" office:value="2324894" table:style-name="ce16">
            <text:p>2,324,894</text:p>
          </table:table-cell>
          <table:table-cell office:value-type="float" office:value="1205208" table:style-name="ce16">
            <text:p>1,205,208</text:p>
          </table:table-cell>
          <table:table-cell office:value-type="float" office:value="1119686" table:style-name="ce16">
            <text:p>1,119,686</text:p>
          </table:table-cell>
          <table:table-cell office:value-type="float" office:value="9.9055445159915383" table:style-name="ce17">
            <text:p>9.91</text:p>
          </table:table-cell>
          <table:table-cell office:value-type="float" office:value="2519604" table:style-name="ce16">
            <text:p>2,519,604</text:p>
          </table:table-cell>
          <table:table-cell office:value-type="float" office:value="1306693" table:style-name="ce16">
            <text:p>1,306,693</text:p>
          </table:table-cell>
          <table:table-cell office:value-type="float" office:value="1212911" table:style-name="ce16">
            <text:p>1,212,911</text:p>
          </table:table-cell>
          <table:table-cell office:value-type="float" office:value="10.735134412437874" table:style-name="ce17">
            <text:p>10.74</text:p>
          </table:table-cell>
          <table:table-cell office:value-type="float" office:value="1239687" table:style-name="ce16">
            <text:p>1,239,687</text:p>
          </table:table-cell>
          <table:table-cell office:value-type="float" office:value="648030" table:style-name="ce16">
            <text:p>648,030</text:p>
          </table:table-cell>
          <table:table-cell office:value-type="float" office:value="591657" table:style-name="ce16">
            <text:p>591,657</text:p>
          </table:table-cell>
          <table:table-cell office:value-type="float" office:value="5.2818643621584469" table:style-name="ce17">
            <text:p>5.28</text:p>
          </table:table-cell>
          <table:table-cell office:value-type="float" office:value="19423816" table:style-name="ce16">
            <text:p>19,423,816</text:p>
          </table:table-cell>
          <table:table-cell office:value-type="float" office:value="9521192" table:style-name="ce16">
            <text:p>9,521,192</text:p>
          </table:table-cell>
          <table:table-cell office:value-type="float" office:value="9902624" table:style-name="ce16">
            <text:p>9,902,624</text:p>
          </table:table-cell>
          <table:table-cell office:value-type="float" office:value="82.757955441593751" table:style-name="ce17">
            <text:p>82.76</text:p>
          </table:table-cell>
          <table:table-cell office:value-type="float" office:value="3870066" table:style-name="ce16">
            <text:p>3,870,066</text:p>
          </table:table-cell>
          <table:table-cell office:value-type="float" office:value="1762445" table:style-name="ce16">
            <text:p>1,762,445</text:p>
          </table:table-cell>
          <table:table-cell office:value-type="float" office:value="2107621" table:style-name="ce16">
            <text:p>2,107,621</text:p>
          </table:table-cell>
          <table:table-cell office:value-type="float" office:value="16.48897155862818" table:style-name="ce17">
            <text:p>16.49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新北市</text:p>
          </table:table-cell>
          <table:table-cell office:value-type="float" office:value="4021398" table:style-name="ce20">
            <text:p>4,021,398</text:p>
          </table:table-cell>
          <table:table-cell office:value-type="float" office:value="1963570" table:style-name="ce20">
            <text:p>1,963,570</text:p>
          </table:table-cell>
          <table:table-cell office:value-type="float" office:value="2057828" table:style-name="ce20">
            <text:p>2,057,828</text:p>
          </table:table-cell>
          <table:table-cell office:value-type="float" office:value="143335" table:style-name="ce20">
            <text:p>143,335</text:p>
          </table:table-cell>
          <table:table-cell office:value-type="float" office:value="74030" table:style-name="ce20">
            <text:p>74,030</text:p>
          </table:table-cell>
          <table:table-cell office:value-type="float" office:value="69305" table:style-name="ce20">
            <text:p>69,305</text:p>
          </table:table-cell>
          <table:table-cell office:value-type="float" office:value="3.5643077357675113" table:style-name="ce21">
            <text:p>3.56</text:p>
          </table:table-cell>
          <table:table-cell office:value-type="float" office:value="214132" table:style-name="ce20">
            <text:p>214,132</text:p>
          </table:table-cell>
          <table:table-cell office:value-type="float" office:value="110699" table:style-name="ce20">
            <text:p>110,699</text:p>
          </table:table-cell>
          <table:table-cell office:value-type="float" office:value="103433" table:style-name="ce20">
            <text:p>103,433</text:p>
          </table:table-cell>
          <table:table-cell office:value-type="float" office:value="5.3248149026781233" table:style-name="ce22">
            <text:p>5.32</text:p>
          </table:table-cell>
          <table:table-cell office:value-type="float" office:value="380877" table:style-name="ce20">
            <text:p>380,877</text:p>
          </table:table-cell>
          <table:table-cell office:value-type="float" office:value="196983" table:style-name="ce20">
            <text:p>196,983</text:p>
          </table:table-cell>
          <table:table-cell office:value-type="float" office:value="183894" table:style-name="ce20">
            <text:p>183,894</text:p>
          </table:table-cell>
          <table:table-cell office:value-type="float" office:value="9.4712585026401275" table:style-name="ce21">
            <text:p>9.47</text:p>
          </table:table-cell>
          <table:table-cell office:value-type="float" office:value="411615" table:style-name="ce20">
            <text:p>411,615</text:p>
          </table:table-cell>
          <table:table-cell office:value-type="float" office:value="213085" table:style-name="ce20">
            <text:p>213,085</text:p>
          </table:table-cell>
          <table:table-cell office:value-type="float" office:value="198530" table:style-name="ce20">
            <text:p>198,530</text:p>
          </table:table-cell>
          <table:table-cell office:value-type="float" office:value="10.235619553200156" table:style-name="ce21">
            <text:p>10.24</text:p>
          </table:table-cell>
          <table:table-cell office:value-type="float" office:value="201389" table:style-name="ce20">
            <text:p>201,389</text:p>
          </table:table-cell>
          <table:table-cell office:value-type="float" office:value="105355" table:style-name="ce20">
            <text:p>105,355</text:p>
          </table:table-cell>
          <table:table-cell office:value-type="float" office:value="96034" table:style-name="ce20">
            <text:p>96,034</text:p>
          </table:table-cell>
          <table:table-cell office:value-type="float" office:value="5.0079350514423098" table:style-name="ce21">
            <text:p>5.01</text:p>
          </table:table-cell>
          <table:table-cell office:value-type="float" office:value="3360182" table:style-name="ce20">
            <text:p>3,360,182</text:p>
          </table:table-cell>
          <table:table-cell office:value-type="float" office:value="1619961" table:style-name="ce20">
            <text:p>1,619,961</text:p>
          </table:table-cell>
          <table:table-cell office:value-type="float" office:value="1740221" table:style-name="ce20">
            <text:p>1,740,221</text:p>
          </table:table-cell>
          <table:table-cell office:value-type="float" office:value="83.557558838990815" table:style-name="ce21">
            <text:p>83.56</text:p>
          </table:table-cell>
          <table:table-cell office:value-type="float" office:value="636122" table:style-name="ce20">
            <text:p>636,122</text:p>
          </table:table-cell>
          <table:table-cell office:value-type="float" office:value="286136" table:style-name="ce20">
            <text:p>286,136</text:p>
          </table:table-cell>
          <table:table-cell office:value-type="float" office:value="349986" table:style-name="ce20">
            <text:p>349,986</text:p>
          </table:table-cell>
          <table:table-cell office:value-type="float" office:value="15.81842931239335" table:style-name="ce21">
            <text:p>15.82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臺北市</text:p>
          </table:table-cell>
          <table:table-cell office:value-type="float" office:value="2562738" table:style-name="ce20">
            <text:p>2,562,738</text:p>
          </table:table-cell>
          <table:table-cell office:value-type="float" office:value="1219519" table:style-name="ce20">
            <text:p>1,219,519</text:p>
          </table:table-cell>
          <table:table-cell office:value-type="float" office:value="1343219" table:style-name="ce20">
            <text:p>1,343,219</text:p>
          </table:table-cell>
          <table:table-cell office:value-type="float" office:value="104343" table:style-name="ce20">
            <text:p>104,343</text:p>
          </table:table-cell>
          <table:table-cell office:value-type="float" office:value="53839" table:style-name="ce20">
            <text:p>53,839</text:p>
          </table:table-cell>
          <table:table-cell office:value-type="float" office:value="50504" table:style-name="ce20">
            <text:p>50,504</text:p>
          </table:table-cell>
          <table:table-cell office:value-type="float" office:value="4.0715437941763843" table:style-name="ce21">
            <text:p>4.07</text:p>
          </table:table-cell>
          <table:table-cell office:value-type="float" office:value="154680" table:style-name="ce20">
            <text:p>154,680</text:p>
          </table:table-cell>
          <table:table-cell office:value-type="float" office:value="79886" table:style-name="ce20">
            <text:p>79,886</text:p>
          </table:table-cell>
          <table:table-cell office:value-type="float" office:value="74794" table:style-name="ce20">
            <text:p>74,794</text:p>
          </table:table-cell>
          <table:table-cell office:value-type="float" office:value="6.0357320959068002" table:style-name="ce22">
            <text:p>6.04</text:p>
          </table:table-cell>
          <table:table-cell office:value-type="float" office:value="269512" table:style-name="ce20">
            <text:p>269,512</text:p>
          </table:table-cell>
          <table:table-cell office:value-type="float" office:value="139353" table:style-name="ce20">
            <text:p>139,353</text:p>
          </table:table-cell>
          <table:table-cell office:value-type="float" office:value="130159" table:style-name="ce20">
            <text:p>130,159</text:p>
          </table:table-cell>
          <table:table-cell office:value-type="float" office:value="10.516564705404923" table:style-name="ce21">
            <text:p>10.52</text:p>
          </table:table-cell>
          <table:table-cell office:value-type="float" office:value="291845" table:style-name="ce20">
            <text:p>291,845</text:p>
          </table:table-cell>
          <table:table-cell office:value-type="float" office:value="151007" table:style-name="ce20">
            <text:p>151,007</text:p>
          </table:table-cell>
          <table:table-cell office:value-type="float" office:value="140838" table:style-name="ce20">
            <text:p>140,838</text:p>
          </table:table-cell>
          <table:table-cell office:value-type="float" office:value="11.388015474074994" table:style-name="ce21">
            <text:p>11.39</text:p>
          </table:table-cell>
          <table:table-cell office:value-type="float" office:value="127474" table:style-name="ce20">
            <text:p>127,474</text:p>
          </table:table-cell>
          <table:table-cell office:value-type="float" office:value="66484" table:style-name="ce20">
            <text:p>66,484</text:p>
          </table:table-cell>
          <table:table-cell office:value-type="float" office:value="60990" table:style-name="ce20">
            <text:p>60,990</text:p>
          </table:table-cell>
          <table:table-cell office:value-type="float" office:value="4.9741331341713435" table:style-name="ce21">
            <text:p>4.97</text:p>
          </table:table-cell>
          <table:table-cell office:value-type="float" office:value="2122038" table:style-name="ce20">
            <text:p>2,122,038</text:p>
          </table:table-cell>
          <table:table-cell office:value-type="float" office:value="990974" table:style-name="ce20">
            <text:p>990,974</text:p>
          </table:table-cell>
          <table:table-cell office:value-type="float" office:value="1131064" table:style-name="ce20">
            <text:p>1,131,064</text:p>
          </table:table-cell>
          <table:table-cell office:value-type="float" office:value="82.803548392383462" table:style-name="ce21">
            <text:p>82.80</text:p>
          </table:table-cell>
          <table:table-cell office:value-type="float" office:value="499697" table:style-name="ce20">
            <text:p>499,697</text:p>
          </table:table-cell>
          <table:table-cell office:value-type="float" office:value="221717" table:style-name="ce20">
            <text:p>221,717</text:p>
          </table:table-cell>
          <table:table-cell office:value-type="float" office:value="277980" table:style-name="ce20">
            <text:p>277,980</text:p>
          </table:table-cell>
          <table:table-cell office:value-type="float" office:value="19.498559743524307" table:style-name="ce21">
            <text:p>19.50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桃園市</text:p>
          </table:table-cell>
          <table:table-cell office:value-type="float" office:value="2272459" table:style-name="ce20">
            <text:p>2,272,459</text:p>
          </table:table-cell>
          <table:table-cell office:value-type="float" office:value="1125524" table:style-name="ce20">
            <text:p>1,125,524</text:p>
          </table:table-cell>
          <table:table-cell office:value-type="float" office:value="1146935" table:style-name="ce20">
            <text:p>1,146,935</text:p>
          </table:table-cell>
          <table:table-cell office:value-type="float" office:value="106914" table:style-name="ce20">
            <text:p>106,914</text:p>
          </table:table-cell>
          <table:table-cell office:value-type="float" office:value="55431" table:style-name="ce20">
            <text:p>55,431</text:p>
          </table:table-cell>
          <table:table-cell office:value-type="float" office:value="51483" table:style-name="ce20">
            <text:p>51,483</text:p>
          </table:table-cell>
          <table:table-cell office:value-type="float" office:value="4.7047713512102973" table:style-name="ce21">
            <text:p>4.70</text:p>
          </table:table-cell>
          <table:table-cell office:value-type="float" office:value="154714" table:style-name="ce20">
            <text:p>154,714</text:p>
          </table:table-cell>
          <table:table-cell office:value-type="float" office:value="80235" table:style-name="ce20">
            <text:p>80,235</text:p>
          </table:table-cell>
          <table:table-cell office:value-type="float" office:value="74479" table:style-name="ce20">
            <text:p>74,479</text:p>
          </table:table-cell>
          <table:table-cell office:value-type="float" office:value="6.8082196422465717" table:style-name="ce22">
            <text:p>6.81</text:p>
          </table:table-cell>
          <table:table-cell office:value-type="float" office:value="264222" table:style-name="ce20">
            <text:p>264,222</text:p>
          </table:table-cell>
          <table:table-cell office:value-type="float" office:value="137165" table:style-name="ce20">
            <text:p>137,165</text:p>
          </table:table-cell>
          <table:table-cell office:value-type="float" office:value="127057" table:style-name="ce20">
            <text:p>127,057</text:p>
          </table:table-cell>
          <table:table-cell office:value-type="float" office:value="11.627140467660803" table:style-name="ce21">
            <text:p>11.63</text:p>
          </table:table-cell>
          <table:table-cell office:value-type="float" office:value="285072" table:style-name="ce20">
            <text:p>285,072</text:p>
          </table:table-cell>
          <table:table-cell office:value-type="float" office:value="147993" table:style-name="ce20">
            <text:p>147,993</text:p>
          </table:table-cell>
          <table:table-cell office:value-type="float" office:value="137079" table:style-name="ce20">
            <text:p>137,079</text:p>
          </table:table-cell>
          <table:table-cell office:value-type="float" office:value="12.544648770340853" table:style-name="ce21">
            <text:p>12.54</text:p>
          </table:table-cell>
          <table:table-cell office:value-type="float" office:value="132632" table:style-name="ce20">
            <text:p>132,632</text:p>
          </table:table-cell>
          <table:table-cell office:value-type="float" office:value="69608" table:style-name="ce20">
            <text:p>69,608</text:p>
          </table:table-cell>
          <table:table-cell office:value-type="float" office:value="63024" table:style-name="ce20">
            <text:p>63,024</text:p>
          </table:table-cell>
          <table:table-cell office:value-type="float" office:value="5.8364969400988089" table:style-name="ce21">
            <text:p>5.84</text:p>
          </table:table-cell>
          <table:table-cell office:value-type="float" office:value="1824860" table:style-name="ce20">
            <text:p>1,824,860</text:p>
          </table:table-cell>
          <table:table-cell office:value-type="float" office:value="892281" table:style-name="ce20">
            <text:p>892,281</text:p>
          </table:table-cell>
          <table:table-cell office:value-type="float" office:value="932579" table:style-name="ce20">
            <text:p>932,579</text:p>
          </table:table-cell>
          <table:table-cell office:value-type="float" office:value="80.303319003775215" table:style-name="ce21">
            <text:p>80.30</text:p>
          </table:table-cell>
          <table:table-cell office:value-type="float" office:value="301433" table:style-name="ce20">
            <text:p>301,433</text:p>
          </table:table-cell>
          <table:table-cell office:value-type="float" office:value="137581" table:style-name="ce20">
            <text:p>137,581</text:p>
          </table:table-cell>
          <table:table-cell office:value-type="float" office:value="163852" table:style-name="ce20">
            <text:p>163,852</text:p>
          </table:table-cell>
          <table:table-cell office:value-type="float" office:value="13.264617755479858" table:style-name="ce21">
            <text:p>13.26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臺中市</text:p>
          </table:table-cell>
          <table:table-cell office:value-type="float" office:value="2819081" table:style-name="ce20">
            <text:p>2,819,081</text:p>
          </table:table-cell>
          <table:table-cell office:value-type="float" office:value="1383947" table:style-name="ce20">
            <text:p>1,383,947</text:p>
          </table:table-cell>
          <table:table-cell office:value-type="float" office:value="1435134" table:style-name="ce20">
            <text:p>1,435,134</text:p>
          </table:table-cell>
          <table:table-cell office:value-type="float" office:value="118641" table:style-name="ce20">
            <text:p>118,641</text:p>
          </table:table-cell>
          <table:table-cell office:value-type="float" office:value="61461" table:style-name="ce20">
            <text:p>61,461</text:p>
          </table:table-cell>
          <table:table-cell office:value-type="float" office:value="57180" table:style-name="ce20">
            <text:p>57,180</text:p>
          </table:table-cell>
          <table:table-cell office:value-type="float" office:value="4.2084991527380735" table:style-name="ce21">
            <text:p>4.21</text:p>
          </table:table-cell>
          <table:table-cell office:value-type="float" office:value="177779" table:style-name="ce20">
            <text:p>177,779</text:p>
          </table:table-cell>
          <table:table-cell office:value-type="float" office:value="92192" table:style-name="ce20">
            <text:p>92,192</text:p>
          </table:table-cell>
          <table:table-cell office:value-type="float" office:value="85587" table:style-name="ce20">
            <text:p>85,587</text:p>
          </table:table-cell>
          <table:table-cell office:value-type="float" office:value="6.3062749881965088" table:style-name="ce22">
            <text:p>6.31</text:p>
          </table:table-cell>
          <table:table-cell office:value-type="float" office:value="311756" table:style-name="ce20">
            <text:p>311,756</text:p>
          </table:table-cell>
          <table:table-cell office:value-type="float" office:value="161734" table:style-name="ce20">
            <text:p>161,734</text:p>
          </table:table-cell>
          <table:table-cell office:value-type="float" office:value="150022" table:style-name="ce20">
            <text:p>150,022</text:p>
          </table:table-cell>
          <table:table-cell office:value-type="float" office:value="11.058781212742733" table:style-name="ce21">
            <text:p>11.06</text:p>
          </table:table-cell>
          <table:table-cell office:value-type="float" office:value="337091" table:style-name="ce20">
            <text:p>337,091</text:p>
          </table:table-cell>
          <table:table-cell office:value-type="float" office:value="175034" table:style-name="ce20">
            <text:p>175,034</text:p>
          </table:table-cell>
          <table:table-cell office:value-type="float" office:value="162057" table:style-name="ce20">
            <text:p>162,057</text:p>
          </table:table-cell>
          <table:table-cell office:value-type="float" office:value="11.957478341345992" table:style-name="ce21">
            <text:p>11.96</text:p>
          </table:table-cell>
          <table:table-cell office:value-type="float" office:value="161379" table:style-name="ce20">
            <text:p>161,379</text:p>
          </table:table-cell>
          <table:table-cell office:value-type="float" office:value="83798" table:style-name="ce20">
            <text:p>83,798</text:p>
          </table:table-cell>
          <table:table-cell office:value-type="float" office:value="77581" table:style-name="ce20">
            <text:p>77,581</text:p>
          </table:table-cell>
          <table:table-cell office:value-type="float" office:value="5.7245251200657234" table:style-name="ce21">
            <text:p>5.72</text:p>
          </table:table-cell>
          <table:table-cell office:value-type="float" office:value="2284480" table:style-name="ce20">
            <text:p>2,284,480</text:p>
          </table:table-cell>
          <table:table-cell office:value-type="float" office:value="1106515" table:style-name="ce20">
            <text:p>1,106,515</text:p>
          </table:table-cell>
          <table:table-cell office:value-type="float" office:value="1177965" table:style-name="ce20">
            <text:p>1,177,965</text:p>
          </table:table-cell>
          <table:table-cell office:value-type="float" office:value="81.036337728500882" table:style-name="ce21">
            <text:p>81.04</text:p>
          </table:table-cell>
          <table:table-cell office:value-type="float" office:value="395692" table:style-name="ce20">
            <text:p>395,692</text:p>
          </table:table-cell>
          <table:table-cell office:value-type="float" office:value="180084" table:style-name="ce20">
            <text:p>180,084</text:p>
          </table:table-cell>
          <table:table-cell office:value-type="float" office:value="215608" table:style-name="ce20">
            <text:p>215,608</text:p>
          </table:table-cell>
          <table:table-cell office:value-type="float" office:value="14.036205415878436" table:style-name="ce21">
            <text:p>14.04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臺南市</text:p>
          </table:table-cell>
          <table:table-cell office:value-type="float" office:value="1868739" table:style-name="ce20">
            <text:p>1,868,739</text:p>
          </table:table-cell>
          <table:table-cell office:value-type="float" office:value="930669" table:style-name="ce20">
            <text:p>930,669</text:p>
          </table:table-cell>
          <table:table-cell office:value-type="float" office:value="938070" table:style-name="ce20">
            <text:p>938,070</text:p>
          </table:table-cell>
          <table:table-cell office:value-type="float" office:value="64182" table:style-name="ce20">
            <text:p>64,182</text:p>
          </table:table-cell>
          <table:table-cell office:value-type="float" office:value="33270" table:style-name="ce20">
            <text:p>33,270</text:p>
          </table:table-cell>
          <table:table-cell office:value-type="float" office:value="30912" table:style-name="ce20">
            <text:p>30,912</text:p>
          </table:table-cell>
          <table:table-cell office:value-type="float" office:value="3.4345085108193278" table:style-name="ce21">
            <text:p>3.43</text:p>
          </table:table-cell>
          <table:table-cell office:value-type="float" office:value="97412" table:style-name="ce20">
            <text:p>97,412</text:p>
          </table:table-cell>
          <table:table-cell office:value-type="float" office:value="50549" table:style-name="ce20">
            <text:p>50,549</text:p>
          </table:table-cell>
          <table:table-cell office:value-type="float" office:value="46863" table:style-name="ce20">
            <text:p>46,863</text:p>
          </table:table-cell>
          <table:table-cell office:value-type="float" office:value="5.2127129577752704" table:style-name="ce22">
            <text:p>5.21</text:p>
          </table:table-cell>
          <table:table-cell office:value-type="float" office:value="174444" table:style-name="ce20">
            <text:p>174,444</text:p>
          </table:table-cell>
          <table:table-cell office:value-type="float" office:value="90500" table:style-name="ce20">
            <text:p>90,500</text:p>
          </table:table-cell>
          <table:table-cell office:value-type="float" office:value="83944" table:style-name="ce20">
            <text:p>83,944</text:p>
          </table:table-cell>
          <table:table-cell office:value-type="float" office:value="9.3348509342396131" table:style-name="ce21">
            <text:p>9.33</text:p>
          </table:table-cell>
          <table:table-cell office:value-type="float" office:value="189853" table:style-name="ce20">
            <text:p>189,853</text:p>
          </table:table-cell>
          <table:table-cell office:value-type="float" office:value="98401" table:style-name="ce20">
            <text:p>98,401</text:p>
          </table:table-cell>
          <table:table-cell office:value-type="float" office:value="91452" table:style-name="ce20">
            <text:p>91,452</text:p>
          </table:table-cell>
          <table:table-cell office:value-type="float" office:value="10.159417660786231" table:style-name="ce21">
            <text:p>10.16</text:p>
          </table:table-cell>
          <table:table-cell office:value-type="float" office:value="94827" table:style-name="ce20">
            <text:p>94,827</text:p>
          </table:table-cell>
          <table:table-cell office:value-type="float" office:value="49358" table:style-name="ce20">
            <text:p>49,358</text:p>
          </table:table-cell>
          <table:table-cell office:value-type="float" office:value="45469" table:style-name="ce20">
            <text:p>45,469</text:p>
          </table:table-cell>
          <table:table-cell office:value-type="float" office:value="5.0743843843361756" table:style-name="ce21">
            <text:p>5.07</text:p>
          </table:table-cell>
          <table:table-cell office:value-type="float" office:value="1563497" table:style-name="ce20">
            <text:p>1,563,497</text:p>
          </table:table-cell>
          <table:table-cell office:value-type="float" office:value="772078" table:style-name="ce20">
            <text:p>772,078</text:p>
          </table:table-cell>
          <table:table-cell office:value-type="float" office:value="791419" table:style-name="ce20">
            <text:p>791,419</text:p>
          </table:table-cell>
          <table:table-cell office:value-type="float" office:value="83.665883785804226" table:style-name="ce21">
            <text:p>83.67</text:p>
          </table:table-cell>
          <table:table-cell office:value-type="float" office:value="316453" table:style-name="ce20">
            <text:p>316,453</text:p>
          </table:table-cell>
          <table:table-cell office:value-type="float" office:value="145364" table:style-name="ce20">
            <text:p>145,364</text:p>
          </table:table-cell>
          <table:table-cell office:value-type="float" office:value="171089" table:style-name="ce20">
            <text:p>171,089</text:p>
          </table:table-cell>
          <table:table-cell office:value-type="float" office:value="16.934039477958134" table:style-name="ce21">
            <text:p>16.93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高雄市</text:p>
          </table:table-cell>
          <table:table-cell office:value-type="float" office:value="2755491" table:style-name="ce20">
            <text:p>2,755,491</text:p>
          </table:table-cell>
          <table:table-cell office:value-type="float" office:value="1358369" table:style-name="ce20">
            <text:p>1,358,369</text:p>
          </table:table-cell>
          <table:table-cell office:value-type="float" office:value="1397122" table:style-name="ce20">
            <text:p>1,397,122</text:p>
          </table:table-cell>
          <table:table-cell office:value-type="float" office:value="98254" table:style-name="ce20">
            <text:p>98,254</text:p>
          </table:table-cell>
          <table:table-cell office:value-type="float" office:value="50876" table:style-name="ce20">
            <text:p>50,876</text:p>
          </table:table-cell>
          <table:table-cell office:value-type="float" office:value="47378" table:style-name="ce20">
            <text:p>47,378</text:p>
          </table:table-cell>
          <table:table-cell office:value-type="float" office:value="3.565752891227008" table:style-name="ce21">
            <text:p>3.57</text:p>
          </table:table-cell>
          <table:table-cell office:value-type="float" office:value="144576" table:style-name="ce20">
            <text:p>144,576</text:p>
          </table:table-cell>
          <table:table-cell office:value-type="float" office:value="75052" table:style-name="ce20">
            <text:p>75,052</text:p>
          </table:table-cell>
          <table:table-cell office:value-type="float" office:value="69524" table:style-name="ce20">
            <text:p>69,524</text:p>
          </table:table-cell>
          <table:table-cell office:value-type="float" office:value="5.2468325971668932" table:style-name="ce22">
            <text:p>5.25</text:p>
          </table:table-cell>
          <table:table-cell office:value-type="float" office:value="253275" table:style-name="ce20">
            <text:p>253,275</text:p>
          </table:table-cell>
          <table:table-cell office:value-type="float" office:value="131245" table:style-name="ce20">
            <text:p>131,245</text:p>
          </table:table-cell>
          <table:table-cell office:value-type="float" office:value="122030" table:style-name="ce20">
            <text:p>122,030</text:p>
          </table:table-cell>
          <table:table-cell office:value-type="float" office:value="9.1916467881767723" table:style-name="ce21">
            <text:p>9.19</text:p>
          </table:table-cell>
          <table:table-cell office:value-type="float" office:value="274676" table:style-name="ce20">
            <text:p>274,676</text:p>
          </table:table-cell>
          <table:table-cell office:value-type="float" office:value="142244" table:style-name="ce20">
            <text:p>142,244</text:p>
          </table:table-cell>
          <table:table-cell office:value-type="float" office:value="132432" table:style-name="ce20">
            <text:p>132,432</text:p>
          </table:table-cell>
          <table:table-cell office:value-type="float" office:value="9.9683141770377759" table:style-name="ce21">
            <text:p>9.97</text:p>
          </table:table-cell>
          <table:table-cell office:value-type="float" office:value="138537" table:style-name="ce20">
            <text:p>138,537</text:p>
          </table:table-cell>
          <table:table-cell office:value-type="float" office:value="72204" table:style-name="ce20">
            <text:p>72,204</text:p>
          </table:table-cell>
          <table:table-cell office:value-type="float" office:value="66333" table:style-name="ce20">
            <text:p>66,333</text:p>
          </table:table-cell>
          <table:table-cell office:value-type="float" office:value="5.0276702046931021" table:style-name="ce21">
            <text:p>5.03</text:p>
          </table:table-cell>
          <table:table-cell office:value-type="float" office:value="2309577" table:style-name="ce20">
            <text:p>2,309,577</text:p>
          </table:table-cell>
          <table:table-cell office:value-type="float" office:value="1126801" table:style-name="ce20">
            <text:p>1,126,801</text:p>
          </table:table-cell>
          <table:table-cell office:value-type="float" office:value="1182776" table:style-name="ce20">
            <text:p>1,182,776</text:p>
          </table:table-cell>
          <table:table-cell office:value-type="float" office:value="83.817257976890502" table:style-name="ce21">
            <text:p>83.82</text:p>
          </table:table-cell>
          <table:table-cell office:value-type="float" office:value="472467" table:style-name="ce20">
            <text:p>472,467</text:p>
          </table:table-cell>
          <table:table-cell office:value-type="float" office:value="213696" table:style-name="ce20">
            <text:p>213,696</text:p>
          </table:table-cell>
          <table:table-cell office:value-type="float" office:value="258771" table:style-name="ce20">
            <text:p>258,771</text:p>
          </table:table-cell>
          <table:table-cell office:value-type="float" office:value="17.146381534180296" table:style-name="ce21">
            <text:p>17.15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臺灣省</text:p>
          </table:table-cell>
          <table:table-cell office:value-type="float" office:value="7017514" table:style-name="ce20">
            <text:p>7,017,514</text:p>
          </table:table-cell>
          <table:table-cell office:value-type="float" office:value="3566881" table:style-name="ce20">
            <text:p>3,566,881</text:p>
          </table:table-cell>
          <table:table-cell office:value-type="float" office:value="3450633" table:style-name="ce20">
            <text:p>3,450,633</text:p>
          </table:table-cell>
          <table:table-cell office:value-type="float" office:value="250475" table:style-name="ce20">
            <text:p>250,475</text:p>
          </table:table-cell>
          <table:table-cell office:value-type="float" office:value="129937" table:style-name="ce20">
            <text:p>129,937</text:p>
          </table:table-cell>
          <table:table-cell office:value-type="float" office:value="120538" table:style-name="ce20">
            <text:p>120,538</text:p>
          </table:table-cell>
          <table:table-cell office:value-type="float" office:value="3.5692839373031533" table:style-name="ce21">
            <text:p>3.57</text:p>
          </table:table-cell>
          <table:table-cell office:value-type="float" office:value="370217" table:style-name="ce20">
            <text:p>370,217</text:p>
          </table:table-cell>
          <table:table-cell office:value-type="float" office:value="191907" table:style-name="ce20">
            <text:p>191,907</text:p>
          </table:table-cell>
          <table:table-cell office:value-type="float" office:value="178310" table:style-name="ce20">
            <text:p>178,310</text:p>
          </table:table-cell>
          <table:table-cell office:value-type="float" office:value="5.2756146977405391" table:style-name="ce22">
            <text:p>5.28</text:p>
          </table:table-cell>
          <table:table-cell office:value-type="float" office:value="659519" table:style-name="ce20">
            <text:p>659,519</text:p>
          </table:table-cell>
          <table:table-cell office:value-type="float" office:value="342336" table:style-name="ce20">
            <text:p>342,336</text:p>
          </table:table-cell>
          <table:table-cell office:value-type="float" office:value="317183" table:style-name="ce20">
            <text:p>317,183</text:p>
          </table:table-cell>
          <table:table-cell office:value-type="float" office:value="9.3981857392803203" table:style-name="ce21">
            <text:p>9.40</text:p>
          </table:table-cell>
          <table:table-cell office:value-type="float" office:value="717390" table:style-name="ce20">
            <text:p>717,390</text:p>
          </table:table-cell>
          <table:table-cell office:value-type="float" office:value="372643" table:style-name="ce20">
            <text:p>372,643</text:p>
          </table:table-cell>
          <table:table-cell office:value-type="float" office:value="344747" table:style-name="ce20">
            <text:p>344,747</text:p>
          </table:table-cell>
          <table:table-cell office:value-type="float" office:value="10.222850998230998" table:style-name="ce21">
            <text:p>10.22</text:p>
          </table:table-cell>
          <table:table-cell office:value-type="float" office:value="378073" table:style-name="ce20">
            <text:p>378,073</text:p>
          </table:table-cell>
          <table:table-cell office:value-type="float" office:value="198405" table:style-name="ce20">
            <text:p>198,405</text:p>
          </table:table-cell>
          <table:table-cell office:value-type="float" office:value="179668" table:style-name="ce20">
            <text:p>179,668</text:p>
          </table:table-cell>
          <table:table-cell office:value-type="float" office:value="5.3875631740813059" table:style-name="ce21">
            <text:p>5.39</text:p>
          </table:table-cell>
          <table:table-cell office:value-type="float" office:value="5825762" table:style-name="ce20">
            <text:p>5,825,762</text:p>
          </table:table-cell>
          <table:table-cell office:value-type="float" office:value="2945450" table:style-name="ce20">
            <text:p>2,945,450</text:p>
          </table:table-cell>
          <table:table-cell office:value-type="float" office:value="2880312" table:style-name="ce20">
            <text:p>2,880,312</text:p>
          </table:table-cell>
          <table:table-cell office:value-type="float" office:value="83.017461739299705" table:style-name="ce21">
            <text:p>83.02</text:p>
          </table:table-cell>
          <table:table-cell office:value-type="float" office:value="1225381" table:style-name="ce20">
            <text:p>1,225,381</text:p>
          </table:table-cell>
          <table:table-cell office:value-type="float" office:value="566798" table:style-name="ce20">
            <text:p>566,798</text:p>
          </table:table-cell>
          <table:table-cell office:value-type="float" office:value="658583" table:style-name="ce20">
            <text:p>658,583</text:p>
          </table:table-cell>
          <table:table-cell office:value-type="float" office:value="17.461753549761355" table:style-name="ce21">
            <text:p>17.46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宜蘭縣</text:p>
          </table:table-cell>
          <table:table-cell office:value-type="float" office:value="451946" table:style-name="ce24">
            <text:p>451,946</text:p>
          </table:table-cell>
          <table:table-cell office:value-type="float" office:value="227638" table:style-name="ce24">
            <text:p>227,638</text:p>
          </table:table-cell>
          <table:table-cell office:value-type="float" office:value="224308" table:style-name="ce24">
            <text:p>224,308</text:p>
          </table:table-cell>
          <table:table-cell office:value-type="float" office:value="15770" table:style-name="ce24">
            <text:p>15,770</text:p>
          </table:table-cell>
          <table:table-cell office:value-type="float" office:value="8109" table:style-name="ce24">
            <text:p>8,109</text:p>
          </table:table-cell>
          <table:table-cell office:value-type="float" office:value="7661" table:style-name="ce24">
            <text:p>7,661</text:p>
          </table:table-cell>
          <table:table-cell office:value-type="float" office:value="3.4893549229332708" table:style-name="ce25">
            <text:p>3.49</text:p>
          </table:table-cell>
          <table:table-cell office:value-type="float" office:value="23191" table:style-name="ce24">
            <text:p>23,191</text:p>
          </table:table-cell>
          <table:table-cell office:value-type="float" office:value="11935" table:style-name="ce24">
            <text:p>11,935</text:p>
          </table:table-cell>
          <table:table-cell office:value-type="float" office:value="11256" table:style-name="ce24">
            <text:p>11,256</text:p>
          </table:table-cell>
          <table:table-cell office:value-type="float" office:value="5.1313652516008545" table:style-name="ce26">
            <text:p>5.13</text:p>
          </table:table-cell>
          <table:table-cell office:value-type="float" office:value="41393" table:style-name="ce24">
            <text:p>41,393</text:p>
          </table:table-cell>
          <table:table-cell office:value-type="float" office:value="21401" table:style-name="ce24">
            <text:p>21,401</text:p>
          </table:table-cell>
          <table:table-cell office:value-type="float" office:value="19992" table:style-name="ce24">
            <text:p>19,992</text:p>
          </table:table-cell>
          <table:table-cell office:value-type="float" office:value="9.1588375602394976" table:style-name="ce25">
            <text:p>9.16</text:p>
          </table:table-cell>
          <table:table-cell office:value-type="float" office:value="45099" table:style-name="ce24">
            <text:p>45,099</text:p>
          </table:table-cell>
          <table:table-cell office:value-type="float" office:value="23344" table:style-name="ce24">
            <text:p>23,344</text:p>
          </table:table-cell>
          <table:table-cell office:value-type="float" office:value="21755" table:style-name="ce24">
            <text:p>21,755</text:p>
          </table:table-cell>
          <table:table-cell office:value-type="float" office:value="9.9788470303974357" table:style-name="ce25">
            <text:p>9.98</text:p>
          </table:table-cell>
          <table:table-cell office:value-type="float" office:value="23564" table:style-name="ce24">
            <text:p>23,564</text:p>
          </table:table-cell>
          <table:table-cell office:value-type="float" office:value="12282" table:style-name="ce24">
            <text:p>12,282</text:p>
          </table:table-cell>
          <table:table-cell office:value-type="float" office:value="11282" table:style-name="ce24">
            <text:p>11,282</text:p>
          </table:table-cell>
          <table:table-cell office:value-type="float" office:value="5.2138972355104372" table:style-name="ce25">
            <text:p>5.21</text:p>
          </table:table-cell>
          <table:table-cell office:value-type="float" office:value="377544" table:style-name="ce24">
            <text:p>377,544</text:p>
          </table:table-cell>
          <table:table-cell office:value-type="float" office:value="189094" table:style-name="ce24">
            <text:p>189,094</text:p>
          </table:table-cell>
          <table:table-cell office:value-type="float" office:value="188450" table:style-name="ce24">
            <text:p>188,450</text:p>
          </table:table-cell>
          <table:table-cell office:value-type="float" office:value="83.537413761821099" table:style-name="ce25">
            <text:p>83.54</text:p>
          </table:table-cell>
          <table:table-cell office:value-type="float" office:value="79735" table:style-name="ce24">
            <text:p>79,735</text:p>
          </table:table-cell>
          <table:table-cell office:value-type="float" office:value="36874" table:style-name="ce24">
            <text:p>36,874</text:p>
          </table:table-cell>
          <table:table-cell office:value-type="float" office:value="42861" table:style-name="ce24">
            <text:p>42,861</text:p>
          </table:table-cell>
          <table:table-cell office:value-type="float" office:value="17.642594469250753" table:style-name="ce25">
            <text:p>17.64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新竹縣</text:p>
          </table:table-cell>
          <table:table-cell office:value-type="float" office:value="573385" table:style-name="ce24">
            <text:p>573,385</text:p>
          </table:table-cell>
          <table:table-cell office:value-type="float" office:value="292650" table:style-name="ce24">
            <text:p>292,650</text:p>
          </table:table-cell>
          <table:table-cell office:value-type="float" office:value="280735" table:style-name="ce24">
            <text:p>280,735</text:p>
          </table:table-cell>
          <table:table-cell office:value-type="float" office:value="27367" table:style-name="ce24">
            <text:p>27,367</text:p>
          </table:table-cell>
          <table:table-cell office:value-type="float" office:value="14222" table:style-name="ce24">
            <text:p>14,222</text:p>
          </table:table-cell>
          <table:table-cell office:value-type="float" office:value="13145" table:style-name="ce24">
            <text:p>13,145</text:p>
          </table:table-cell>
          <table:table-cell office:value-type="float" office:value="4.772883838956373" table:style-name="ce25">
            <text:p>4.77</text:p>
          </table:table-cell>
          <table:table-cell office:value-type="float" office:value="41170" table:style-name="ce24">
            <text:p>41,170</text:p>
          </table:table-cell>
          <table:table-cell office:value-type="float" office:value="21426" table:style-name="ce24">
            <text:p>21,426</text:p>
          </table:table-cell>
          <table:table-cell office:value-type="float" office:value="19744" table:style-name="ce24">
            <text:p>19,744</text:p>
          </table:table-cell>
          <table:table-cell office:value-type="float" office:value="7.1801669035639222" table:style-name="ce26">
            <text:p>7.18</text:p>
          </table:table-cell>
          <table:table-cell office:value-type="float" office:value="73484" table:style-name="ce24">
            <text:p>73,484</text:p>
          </table:table-cell>
          <table:table-cell office:value-type="float" office:value="38107" table:style-name="ce24">
            <text:p>38,107</text:p>
          </table:table-cell>
          <table:table-cell office:value-type="float" office:value="35377" table:style-name="ce24">
            <text:p>35,377</text:p>
          </table:table-cell>
          <table:table-cell office:value-type="float" office:value="12.815821830009504" table:style-name="ce25">
            <text:p>12.82</text:p>
          </table:table-cell>
          <table:table-cell office:value-type="float" office:value="79543" table:style-name="ce24">
            <text:p>79,543</text:p>
          </table:table-cell>
          <table:table-cell office:value-type="float" office:value="41258" table:style-name="ce24">
            <text:p>41,258</text:p>
          </table:table-cell>
          <table:table-cell office:value-type="float" office:value="38285" table:style-name="ce24">
            <text:p>38,285</text:p>
          </table:table-cell>
          <table:table-cell office:value-type="float" office:value="13.872528929079063" table:style-name="ce25">
            <text:p>13.87</text:p>
          </table:table-cell>
          <table:table-cell office:value-type="float" office:value="36663" table:style-name="ce24">
            <text:p>36,663</text:p>
          </table:table-cell>
          <table:table-cell office:value-type="float" office:value="19188" table:style-name="ce24">
            <text:p>19,188</text:p>
          </table:table-cell>
          <table:table-cell office:value-type="float" office:value="17475" table:style-name="ce24">
            <text:p>17,475</text:p>
          </table:table-cell>
          <table:table-cell office:value-type="float" office:value="6.3941330868439188" table:style-name="ce25">
            <text:p>6.39</text:p>
          </table:table-cell>
          <table:table-cell office:value-type="float" office:value="450085" table:style-name="ce24">
            <text:p>450,085</text:p>
          </table:table-cell>
          <table:table-cell office:value-type="float" office:value="228383" table:style-name="ce24">
            <text:p>228,383</text:p>
          </table:table-cell>
          <table:table-cell office:value-type="float" office:value="221702" table:style-name="ce24">
            <text:p>221,702</text:p>
          </table:table-cell>
          <table:table-cell office:value-type="float" office:value="78.496123895811706" table:style-name="ce25">
            <text:p>78.50</text:p>
          </table:table-cell>
          <table:table-cell office:value-type="float" office:value="75526" table:style-name="ce24">
            <text:p>75,526</text:p>
          </table:table-cell>
          <table:table-cell office:value-type="float" office:value="36022" table:style-name="ce24">
            <text:p>36,022</text:p>
          </table:table-cell>
          <table:table-cell office:value-type="float" office:value="39504" table:style-name="ce24">
            <text:p>39,504</text:p>
          </table:table-cell>
          <table:table-cell office:value-type="float" office:value="13.171952527533856" table:style-name="ce25">
            <text:p>13.17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苗栗縣</text:p>
          </table:table-cell>
          <table:table-cell office:value-type="float" office:value="540312" table:style-name="ce24">
            <text:p>540,312</text:p>
          </table:table-cell>
          <table:table-cell office:value-type="float" office:value="278500" table:style-name="ce24">
            <text:p>278,500</text:p>
          </table:table-cell>
          <table:table-cell office:value-type="float" office:value="261812" table:style-name="ce24">
            <text:p>261,812</text:p>
          </table:table-cell>
          <table:table-cell office:value-type="float" office:value="17054" table:style-name="ce24">
            <text:p>17,054</text:p>
          </table:table-cell>
          <table:table-cell office:value-type="float" office:value="8810" table:style-name="ce24">
            <text:p>8,810</text:p>
          </table:table-cell>
          <table:table-cell office:value-type="float" office:value="8244" table:style-name="ce24">
            <text:p>8,244</text:p>
          </table:table-cell>
          <table:table-cell office:value-type="float" office:value="3.1563244939960615" table:style-name="ce25">
            <text:p>3.16</text:p>
          </table:table-cell>
          <table:table-cell office:value-type="float" office:value="26942" table:style-name="ce24">
            <text:p>26,942</text:p>
          </table:table-cell>
          <table:table-cell office:value-type="float" office:value="13881" table:style-name="ce24">
            <text:p>13,881</text:p>
          </table:table-cell>
          <table:table-cell office:value-type="float" office:value="13061" table:style-name="ce24">
            <text:p>13,061</text:p>
          </table:table-cell>
          <table:table-cell office:value-type="float" office:value="4.9863782407201764" table:style-name="ce26">
            <text:p>4.99</text:p>
          </table:table-cell>
          <table:table-cell office:value-type="float" office:value="50474" table:style-name="ce24">
            <text:p>50,474</text:p>
          </table:table-cell>
          <table:table-cell office:value-type="float" office:value="26009" table:style-name="ce24">
            <text:p>26,009</text:p>
          </table:table-cell>
          <table:table-cell office:value-type="float" office:value="24465" table:style-name="ce24">
            <text:p>24,465</text:p>
          </table:table-cell>
          <table:table-cell office:value-type="float" office:value="9.3416396452420081" table:style-name="ce25">
            <text:p>9.34</text:p>
          </table:table-cell>
          <table:table-cell office:value-type="float" office:value="54993" table:style-name="ce24">
            <text:p>54,993</text:p>
          </table:table-cell>
          <table:table-cell office:value-type="float" office:value="28375" table:style-name="ce24">
            <text:p>28,375</text:p>
          </table:table-cell>
          <table:table-cell office:value-type="float" office:value="26618" table:style-name="ce24">
            <text:p>26,618</text:p>
          </table:table-cell>
          <table:table-cell office:value-type="float" office:value="10.17800826189313" table:style-name="ce25">
            <text:p>10.18</text:p>
          </table:table-cell>
          <table:table-cell office:value-type="float" office:value="29716" table:style-name="ce24">
            <text:p>29,716</text:p>
          </table:table-cell>
          <table:table-cell office:value-type="float" office:value="15711" table:style-name="ce24">
            <text:p>15,711</text:p>
          </table:table-cell>
          <table:table-cell office:value-type="float" office:value="14005" table:style-name="ce24">
            <text:p>14,005</text:p>
          </table:table-cell>
          <table:table-cell office:value-type="float" office:value="5.4997853092287423" table:style-name="ce25">
            <text:p>5.50</text:p>
          </table:table-cell>
          <table:table-cell office:value-type="float" office:value="447980" table:style-name="ce24">
            <text:p>447,980</text:p>
          </table:table-cell>
          <table:table-cell office:value-type="float" office:value="230273" table:style-name="ce24">
            <text:p>230,273</text:p>
          </table:table-cell>
          <table:table-cell office:value-type="float" office:value="217707" table:style-name="ce24">
            <text:p>217,707</text:p>
          </table:table-cell>
          <table:table-cell office:value-type="float" office:value="82.911354920860532" table:style-name="ce25">
            <text:p>82.91</text:p>
          </table:table-cell>
          <table:table-cell office:value-type="float" office:value="94441" table:style-name="ce24">
            <text:p>94,441</text:p>
          </table:table-cell>
          <table:table-cell office:value-type="float" office:value="44850" table:style-name="ce24">
            <text:p>44,850</text:p>
          </table:table-cell>
          <table:table-cell office:value-type="float" office:value="49591" table:style-name="ce24">
            <text:p>49,591</text:p>
          </table:table-cell>
          <table:table-cell office:value-type="float" office:value="17.478975110676796" table:style-name="ce25">
            <text:p>17.48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彰化縣</text:p>
          </table:table-cell>
          <table:table-cell office:value-type="float" office:value="1260388" table:style-name="ce24">
            <text:p>1,260,388</text:p>
          </table:table-cell>
          <table:table-cell office:value-type="float" office:value="640452" table:style-name="ce24">
            <text:p>640,452</text:p>
          </table:table-cell>
          <table:table-cell office:value-type="float" office:value="619936" table:style-name="ce24">
            <text:p>619,936</text:p>
          </table:table-cell>
          <table:table-cell office:value-type="float" office:value="51634" table:style-name="ce24">
            <text:p>51,634</text:p>
          </table:table-cell>
          <table:table-cell office:value-type="float" office:value="26810" table:style-name="ce24">
            <text:p>26,810</text:p>
          </table:table-cell>
          <table:table-cell office:value-type="float" office:value="24824" table:style-name="ce24">
            <text:p>24,824</text:p>
          </table:table-cell>
          <table:table-cell office:value-type="float" office:value="4.0966749921452754" table:style-name="ce25">
            <text:p>4.10</text:p>
          </table:table-cell>
          <table:table-cell office:value-type="float" office:value="73274" table:style-name="ce24">
            <text:p>73,274</text:p>
          </table:table-cell>
          <table:table-cell office:value-type="float" office:value="38089" table:style-name="ce24">
            <text:p>38,089</text:p>
          </table:table-cell>
          <table:table-cell office:value-type="float" office:value="35185" table:style-name="ce24">
            <text:p>35,185</text:p>
          </table:table-cell>
          <table:table-cell office:value-type="float" office:value="5.8136066036807712" table:style-name="ce26">
            <text:p>5.81</text:p>
          </table:table-cell>
          <table:table-cell office:value-type="float" office:value="125107" table:style-name="ce24">
            <text:p>125,107</text:p>
          </table:table-cell>
          <table:table-cell office:value-type="float" office:value="65052" table:style-name="ce24">
            <text:p>65,052</text:p>
          </table:table-cell>
          <table:table-cell office:value-type="float" office:value="60055" table:style-name="ce24">
            <text:p>60,055</text:p>
          </table:table-cell>
          <table:table-cell office:value-type="float" office:value="9.9260703846751959" table:style-name="ce25">
            <text:p>9.93</text:p>
          </table:table-cell>
          <table:table-cell office:value-type="float" office:value="135682" table:style-name="ce24">
            <text:p>135,682</text:p>
          </table:table-cell>
          <table:table-cell office:value-type="float" office:value="70579" table:style-name="ce24">
            <text:p>70,579</text:p>
          </table:table-cell>
          <table:table-cell office:value-type="float" office:value="65103" table:style-name="ce24">
            <text:p>65,103</text:p>
          </table:table-cell>
          <table:table-cell office:value-type="float" office:value="10.76509773180957" table:style-name="ce25">
            <text:p>10.77</text:p>
          </table:table-cell>
          <table:table-cell office:value-type="float" office:value="69422" table:style-name="ce24">
            <text:p>69,422</text:p>
          </table:table-cell>
          <table:table-cell office:value-type="float" office:value="36616" table:style-name="ce24">
            <text:p>36,616</text:p>
          </table:table-cell>
          <table:table-cell office:value-type="float" office:value="32806" table:style-name="ce24">
            <text:p>32,806</text:p>
          </table:table-cell>
          <table:table-cell office:value-type="float" office:value="5.507986429575654" table:style-name="ce25">
            <text:p>5.51</text:p>
          </table:table-cell>
          <table:table-cell office:value-type="float" office:value="1037336" table:style-name="ce24">
            <text:p>1,037,336</text:p>
          </table:table-cell>
          <table:table-cell office:value-type="float" office:value="523825" table:style-name="ce24">
            <text:p>523,825</text:p>
          </table:table-cell>
          <table:table-cell office:value-type="float" office:value="513511" table:style-name="ce24">
            <text:p>513,511</text:p>
          </table:table-cell>
          <table:table-cell office:value-type="float" office:value="82.302909897587099" table:style-name="ce25">
            <text:p>82.30</text:p>
          </table:table-cell>
          <table:table-cell office:value-type="float" office:value="214812" table:style-name="ce24">
            <text:p>214,812</text:p>
          </table:table-cell>
          <table:table-cell office:value-type="float" office:value="99210" table:style-name="ce24">
            <text:p>99,210</text:p>
          </table:table-cell>
          <table:table-cell office:value-type="float" office:value="115602" table:style-name="ce24">
            <text:p>115,602</text:p>
          </table:table-cell>
          <table:table-cell office:value-type="float" office:value="17.043323167151701" table:style-name="ce25">
            <text:p>17.04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南投縣</text:p>
          </table:table-cell>
          <table:table-cell office:value-type="float" office:value="487743" table:style-name="ce24">
            <text:p>487,743</text:p>
          </table:table-cell>
          <table:table-cell office:value-type="float" office:value="249180" table:style-name="ce24">
            <text:p>249,180</text:p>
          </table:table-cell>
          <table:table-cell office:value-type="float" office:value="238563" table:style-name="ce24">
            <text:p>238,563</text:p>
          </table:table-cell>
          <table:table-cell office:value-type="float" office:value="15162" table:style-name="ce24">
            <text:p>15,162</text:p>
          </table:table-cell>
          <table:table-cell office:value-type="float" office:value="7925" table:style-name="ce24">
            <text:p>7,925</text:p>
          </table:table-cell>
          <table:table-cell office:value-type="float" office:value="7237" table:style-name="ce24">
            <text:p>7,237</text:p>
          </table:table-cell>
          <table:table-cell office:value-type="float" office:value="3.1086043264588112" table:style-name="ce25">
            <text:p>3.11</text:p>
          </table:table-cell>
          <table:table-cell office:value-type="float" office:value="22354" table:style-name="ce24">
            <text:p>22,354</text:p>
          </table:table-cell>
          <table:table-cell office:value-type="float" office:value="11654" table:style-name="ce24">
            <text:p>11,654</text:p>
          </table:table-cell>
          <table:table-cell office:value-type="float" office:value="10700" table:style-name="ce24">
            <text:p>10,700</text:p>
          </table:table-cell>
          <table:table-cell office:value-type="float" office:value="4.583151372751634" table:style-name="ce26">
            <text:p>4.58</text:p>
          </table:table-cell>
          <table:table-cell office:value-type="float" office:value="40215" table:style-name="ce24">
            <text:p>40,215</text:p>
          </table:table-cell>
          <table:table-cell office:value-type="float" office:value="20955" table:style-name="ce24">
            <text:p>20,955</text:p>
          </table:table-cell>
          <table:table-cell office:value-type="float" office:value="19260" table:style-name="ce24">
            <text:p>19,260</text:p>
          </table:table-cell>
          <table:table-cell office:value-type="float" office:value="8.2451208935853515" table:style-name="ce25">
            <text:p>8.25</text:p>
          </table:table-cell>
          <table:table-cell office:value-type="float" office:value="43751" table:style-name="ce24">
            <text:p>43,751</text:p>
          </table:table-cell>
          <table:table-cell office:value-type="float" office:value="22787" table:style-name="ce24">
            <text:p>22,787</text:p>
          </table:table-cell>
          <table:table-cell office:value-type="float" office:value="20964" table:style-name="ce24">
            <text:p>20,964</text:p>
          </table:table-cell>
          <table:table-cell office:value-type="float" office:value="8.9700928562788196" table:style-name="ce25">
            <text:p>8.97</text:p>
          </table:table-cell>
          <table:table-cell office:value-type="float" office:value="24758" table:style-name="ce24">
            <text:p>24,758</text:p>
          </table:table-cell>
          <table:table-cell office:value-type="float" office:value="12832" table:style-name="ce24">
            <text:p>12,832</text:p>
          </table:table-cell>
          <table:table-cell office:value-type="float" office:value="11926" table:style-name="ce24">
            <text:p>11,926</text:p>
          </table:table-cell>
          <table:table-cell office:value-type="float" office:value="5.0760338948995685" table:style-name="ce25">
            <text:p>5.08</text:p>
          </table:table-cell>
          <table:table-cell office:value-type="float" office:value="412099" table:style-name="ce24">
            <text:p>412,099</text:p>
          </table:table-cell>
          <table:table-cell office:value-type="float" office:value="209804" table:style-name="ce24">
            <text:p>209,804</text:p>
          </table:table-cell>
          <table:table-cell office:value-type="float" office:value="202295" table:style-name="ce24">
            <text:p>202,295</text:p>
          </table:table-cell>
          <table:table-cell office:value-type="float" office:value="84.491012684959088" table:style-name="ce25">
            <text:p>84.49</text:p>
          </table:table-cell>
          <table:table-cell office:value-type="float" office:value="93121" table:style-name="ce24">
            <text:p>93,121</text:p>
          </table:table-cell>
          <table:table-cell office:value-type="float" office:value="43776" table:style-name="ce24">
            <text:p>43,776</text:p>
          </table:table-cell>
          <table:table-cell office:value-type="float" office:value="49345" table:style-name="ce24">
            <text:p>49,345</text:p>
          </table:table-cell>
          <table:table-cell office:value-type="float" office:value="19.092226848975795" table:style-name="ce25">
            <text:p>19.09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雲林縣</text:p>
          </table:table-cell>
          <table:table-cell office:value-type="float" office:value="673309" table:style-name="ce24">
            <text:p>673,309</text:p>
          </table:table-cell>
          <table:table-cell office:value-type="float" office:value="348084" table:style-name="ce24">
            <text:p>348,084</text:p>
          </table:table-cell>
          <table:table-cell office:value-type="float" office:value="325225" table:style-name="ce24">
            <text:p>325,225</text:p>
          </table:table-cell>
          <table:table-cell office:value-type="float" office:value="21203" table:style-name="ce24">
            <text:p>21,203</text:p>
          </table:table-cell>
          <table:table-cell office:value-type="float" office:value="10946" table:style-name="ce24">
            <text:p>10,946</text:p>
          </table:table-cell>
          <table:table-cell office:value-type="float" office:value="10257" table:style-name="ce24">
            <text:p>10,257</text:p>
          </table:table-cell>
          <table:table-cell office:value-type="float" office:value="3.1490741992161104" table:style-name="ce25">
            <text:p>3.15</text:p>
          </table:table-cell>
          <table:table-cell office:value-type="float" office:value="31073" table:style-name="ce24">
            <text:p>31,073</text:p>
          </table:table-cell>
          <table:table-cell office:value-type="float" office:value="16007" table:style-name="ce24">
            <text:p>16,007</text:p>
          </table:table-cell>
          <table:table-cell office:value-type="float" office:value="15066" table:style-name="ce24">
            <text:p>15,066</text:p>
          </table:table-cell>
          <table:table-cell office:value-type="float" office:value="4.6149687587719761" table:style-name="ce26">
            <text:p>4.61</text:p>
          </table:table-cell>
          <table:table-cell office:value-type="float" office:value="56419" table:style-name="ce24">
            <text:p>56,419</text:p>
          </table:table-cell>
          <table:table-cell office:value-type="float" office:value="29183" table:style-name="ce24">
            <text:p>29,183</text:p>
          </table:table-cell>
          <table:table-cell office:value-type="float" office:value="27236" table:style-name="ce24">
            <text:p>27,236</text:p>
          </table:table-cell>
          <table:table-cell office:value-type="float" office:value="8.379362224476429" table:style-name="ce25">
            <text:p>8.38</text:p>
          </table:table-cell>
          <table:table-cell office:value-type="float" office:value="61929" table:style-name="ce24">
            <text:p>61,929</text:p>
          </table:table-cell>
          <table:table-cell office:value-type="float" office:value="32055" table:style-name="ce24">
            <text:p>32,055</text:p>
          </table:table-cell>
          <table:table-cell office:value-type="float" office:value="29874" table:style-name="ce24">
            <text:p>29,874</text:p>
          </table:table-cell>
          <table:table-cell office:value-type="float" office:value="9.1977086300643531" table:style-name="ce25">
            <text:p>9.20</text:p>
          </table:table-cell>
          <table:table-cell office:value-type="float" office:value="36482" table:style-name="ce24">
            <text:p>36,482</text:p>
          </table:table-cell>
          <table:table-cell office:value-type="float" office:value="19123" table:style-name="ce24">
            <text:p>19,123</text:p>
          </table:table-cell>
          <table:table-cell office:value-type="float" office:value="17359" table:style-name="ce24">
            <text:p>17,359</text:p>
          </table:table-cell>
          <table:table-cell office:value-type="float" office:value="5.4183146222611018" table:style-name="ce25">
            <text:p>5.42</text:p>
          </table:table-cell>
          <table:table-cell office:value-type="float" office:value="565320" table:style-name="ce24">
            <text:p>565,320</text:p>
          </table:table-cell>
          <table:table-cell office:value-type="float" office:value="291929" table:style-name="ce24">
            <text:p>291,929</text:p>
          </table:table-cell>
          <table:table-cell office:value-type="float" office:value="273391" table:style-name="ce24">
            <text:p>273,391</text:p>
          </table:table-cell>
          <table:table-cell office:value-type="float" office:value="83.961450092008278" table:style-name="ce25">
            <text:p>83.96</text:p>
          </table:table-cell>
          <table:table-cell office:value-type="float" office:value="130756" table:style-name="ce24">
            <text:p>130,756</text:p>
          </table:table-cell>
          <table:table-cell office:value-type="float" office:value="60135" table:style-name="ce24">
            <text:p>60,135</text:p>
          </table:table-cell>
          <table:table-cell office:value-type="float" office:value="70621" table:style-name="ce24">
            <text:p>70,621</text:p>
          </table:table-cell>
          <table:table-cell office:value-type="float" office:value="19.419909729411014" table:style-name="ce25">
            <text:p>19.42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嘉義縣</text:p>
          </table:table-cell>
          <table:table-cell office:value-type="float" office:value="496440" table:style-name="ce24">
            <text:p>496,440</text:p>
          </table:table-cell>
          <table:table-cell office:value-type="float" office:value="257483" table:style-name="ce24">
            <text:p>257,483</text:p>
          </table:table-cell>
          <table:table-cell office:value-type="float" office:value="238957" table:style-name="ce24">
            <text:p>238,957</text:p>
          </table:table-cell>
          <table:table-cell office:value-type="float" office:value="13307" table:style-name="ce24">
            <text:p>13,307</text:p>
          </table:table-cell>
          <table:table-cell office:value-type="float" office:value="6811" table:style-name="ce24">
            <text:p>6,811</text:p>
          </table:table-cell>
          <table:table-cell office:value-type="float" office:value="6496" table:style-name="ce24">
            <text:p>6,496</text:p>
          </table:table-cell>
          <table:table-cell office:value-type="float" office:value="2.6804850535815001" table:style-name="ce25">
            <text:p>2.68</text:p>
          </table:table-cell>
          <table:table-cell office:value-type="float" office:value="19123" table:style-name="ce24">
            <text:p>19,123</text:p>
          </table:table-cell>
          <table:table-cell office:value-type="float" office:value="9850" table:style-name="ce24">
            <text:p>9,850</text:p>
          </table:table-cell>
          <table:table-cell office:value-type="float" office:value="9273" table:style-name="ce24">
            <text:p>9,273</text:p>
          </table:table-cell>
          <table:table-cell office:value-type="float" office:value="3.8520264281685606" table:style-name="ce26">
            <text:p>3.85</text:p>
          </table:table-cell>
          <table:table-cell office:value-type="float" office:value="33960" table:style-name="ce24">
            <text:p>33,960</text:p>
          </table:table-cell>
          <table:table-cell office:value-type="float" office:value="17596" table:style-name="ce24">
            <text:p>17,596</text:p>
          </table:table-cell>
          <table:table-cell office:value-type="float" office:value="16364" table:style-name="ce24">
            <text:p>16,364</text:p>
          </table:table-cell>
          <table:table-cell office:value-type="float" office:value="6.8407058254773982" table:style-name="ce25">
            <text:p>6.84</text:p>
          </table:table-cell>
          <table:table-cell office:value-type="float" office:value="36990" table:style-name="ce24">
            <text:p>36,990</text:p>
          </table:table-cell>
          <table:table-cell office:value-type="float" office:value="19209" table:style-name="ce24">
            <text:p>19,209</text:p>
          </table:table-cell>
          <table:table-cell office:value-type="float" office:value="17781" table:style-name="ce24">
            <text:p>17,781</text:p>
          </table:table-cell>
          <table:table-cell office:value-type="float" office:value="7.4510514865844808" table:style-name="ce25">
            <text:p>7.45</text:p>
          </table:table-cell>
          <table:table-cell office:value-type="float" office:value="23266" table:style-name="ce24">
            <text:p>23,266</text:p>
          </table:table-cell>
          <table:table-cell office:value-type="float" office:value="12245" table:style-name="ce24">
            <text:p>12,245</text:p>
          </table:table-cell>
          <table:table-cell office:value-type="float" office:value="11021" table:style-name="ce24">
            <text:p>11,021</text:p>
          </table:table-cell>
          <table:table-cell office:value-type="float" office:value="4.6865683667714126" table:style-name="ce25">
            <text:p>4.69</text:p>
          </table:table-cell>
          <table:table-cell office:value-type="float" office:value="428249" table:style-name="ce24">
            <text:p>428,249</text:p>
          </table:table-cell>
          <table:table-cell office:value-type="float" office:value="221883" table:style-name="ce24">
            <text:p>221,883</text:p>
          </table:table-cell>
          <table:table-cell office:value-type="float" office:value="206366" table:style-name="ce24">
            <text:p>206,366</text:p>
          </table:table-cell>
          <table:table-cell office:value-type="float" office:value="86.263999677705257" table:style-name="ce25">
            <text:p>86.26</text:p>
          </table:table-cell>
          <table:table-cell office:value-type="float" office:value="102926" table:style-name="ce24">
            <text:p>102,926</text:p>
          </table:table-cell>
          <table:table-cell office:value-type="float" office:value="47913" table:style-name="ce24">
            <text:p>47,913</text:p>
          </table:table-cell>
          <table:table-cell office:value-type="float" office:value="55013" table:style-name="ce24">
            <text:p>55,013</text:p>
          </table:table-cell>
          <table:table-cell office:value-type="float" office:value="20.732817661751671" table:style-name="ce25">
            <text:p>20.73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屏東縣</text:p>
          </table:table-cell>
          <table:table-cell office:value-type="float" office:value="807970" table:style-name="ce24">
            <text:p>807,970</text:p>
          </table:table-cell>
          <table:table-cell office:value-type="float" office:value="411488" table:style-name="ce24">
            <text:p>411,488</text:p>
          </table:table-cell>
          <table:table-cell office:value-type="float" office:value="396482" table:style-name="ce24">
            <text:p>396,482</text:p>
          </table:table-cell>
          <table:table-cell office:value-type="float" office:value="24466" table:style-name="ce24">
            <text:p>24,466</text:p>
          </table:table-cell>
          <table:table-cell office:value-type="float" office:value="12733" table:style-name="ce24">
            <text:p>12,733</text:p>
          </table:table-cell>
          <table:table-cell office:value-type="float" office:value="11733" table:style-name="ce24">
            <text:p>11,733</text:p>
          </table:table-cell>
          <table:table-cell office:value-type="float" office:value="3.0280827258437815" table:style-name="ce25">
            <text:p>3.03</text:p>
          </table:table-cell>
          <table:table-cell office:value-type="float" office:value="36310" table:style-name="ce24">
            <text:p>36,310</text:p>
          </table:table-cell>
          <table:table-cell office:value-type="float" office:value="18905" table:style-name="ce24">
            <text:p>18,905</text:p>
          </table:table-cell>
          <table:table-cell office:value-type="float" office:value="17405" table:style-name="ce24">
            <text:p>17,405</text:p>
          </table:table-cell>
          <table:table-cell office:value-type="float" office:value="4.4939787368342889" table:style-name="ce26">
            <text:p>4.49</text:p>
          </table:table-cell>
          <table:table-cell office:value-type="float" office:value="64930" table:style-name="ce24">
            <text:p>64,930</text:p>
          </table:table-cell>
          <table:table-cell office:value-type="float" office:value="33799" table:style-name="ce24">
            <text:p>33,799</text:p>
          </table:table-cell>
          <table:table-cell office:value-type="float" office:value="31131" table:style-name="ce24">
            <text:p>31,131</text:p>
          </table:table-cell>
          <table:table-cell office:value-type="float" office:value="8.0361894624800421" table:style-name="ce25">
            <text:p>8.04</text:p>
          </table:table-cell>
          <table:table-cell office:value-type="float" office:value="70661" table:style-name="ce24">
            <text:p>70,661</text:p>
          </table:table-cell>
          <table:table-cell office:value-type="float" office:value="36783" table:style-name="ce24">
            <text:p>36,783</text:p>
          </table:table-cell>
          <table:table-cell office:value-type="float" office:value="33878" table:style-name="ce24">
            <text:p>33,878</text:p>
          </table:table-cell>
          <table:table-cell office:value-type="float" office:value="8.7454979764100145" table:style-name="ce25">
            <text:p>8.75</text:p>
          </table:table-cell>
          <table:table-cell office:value-type="float" office:value="39136" table:style-name="ce24">
            <text:p>39,136</text:p>
          </table:table-cell>
          <table:table-cell office:value-type="float" office:value="20502" table:style-name="ce24">
            <text:p>20,502</text:p>
          </table:table-cell>
          <table:table-cell office:value-type="float" office:value="18634" table:style-name="ce24">
            <text:p>18,634</text:p>
          </table:table-cell>
          <table:table-cell office:value-type="float" office:value="4.8437441984232086" table:style-name="ce25">
            <text:p>4.84</text:p>
          </table:table-cell>
          <table:table-cell office:value-type="float" office:value="686942" table:style-name="ce24">
            <text:p>686,942</text:p>
          </table:table-cell>
          <table:table-cell office:value-type="float" office:value="348438" table:style-name="ce24">
            <text:p>348,438</text:p>
          </table:table-cell>
          <table:table-cell office:value-type="float" office:value="338504" table:style-name="ce24">
            <text:p>338,504</text:p>
          </table:table-cell>
          <table:table-cell office:value-type="float" office:value="85.020730967733954" table:style-name="ce25">
            <text:p>85.02</text:p>
          </table:table-cell>
          <table:table-cell office:value-type="float" office:value="148800" table:style-name="ce24">
            <text:p>148,800</text:p>
          </table:table-cell>
          <table:table-cell office:value-type="float" office:value="69455" table:style-name="ce24">
            <text:p>69,455</text:p>
          </table:table-cell>
          <table:table-cell office:value-type="float" office:value="79345" table:style-name="ce24">
            <text:p>79,345</text:p>
          </table:table-cell>
          <table:table-cell office:value-type="float" office:value="18.416525366040819" table:style-name="ce25">
            <text:p>18.42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臺東縣</text:p>
          </table:table-cell>
          <table:table-cell office:value-type="float" office:value="214132" table:style-name="ce24">
            <text:p>214,132</text:p>
          </table:table-cell>
          <table:table-cell office:value-type="float" office:value="109967" table:style-name="ce24">
            <text:p>109,967</text:p>
          </table:table-cell>
          <table:table-cell office:value-type="float" office:value="104165" table:style-name="ce24">
            <text:p>104,165</text:p>
          </table:table-cell>
          <table:table-cell office:value-type="float" office:value="7251" table:style-name="ce24">
            <text:p>7,251</text:p>
          </table:table-cell>
          <table:table-cell office:value-type="float" office:value="3816" table:style-name="ce24">
            <text:p>3,816</text:p>
          </table:table-cell>
          <table:table-cell office:value-type="float" office:value="3435" table:style-name="ce24">
            <text:p>3,435</text:p>
          </table:table-cell>
          <table:table-cell office:value-type="float" office:value="3.3862290549754355" table:style-name="ce25">
            <text:p>3.39</text:p>
          </table:table-cell>
          <table:table-cell office:value-type="float" office:value="10556" table:style-name="ce24">
            <text:p>10,556</text:p>
          </table:table-cell>
          <table:table-cell office:value-type="float" office:value="5500" table:style-name="ce24">
            <text:p>5,500</text:p>
          </table:table-cell>
          <table:table-cell office:value-type="float" office:value="5056" table:style-name="ce24">
            <text:p>5,056</text:p>
          </table:table-cell>
          <table:table-cell office:value-type="float" office:value="4.929669549623596" table:style-name="ce26">
            <text:p>4.93</text:p>
          </table:table-cell>
          <table:table-cell office:value-type="float" office:value="18830" table:style-name="ce24">
            <text:p>18,830</text:p>
          </table:table-cell>
          <table:table-cell office:value-type="float" office:value="9828" table:style-name="ce24">
            <text:p>9,828</text:p>
          </table:table-cell>
          <table:table-cell office:value-type="float" office:value="9002" table:style-name="ce24">
            <text:p>9,002</text:p>
          </table:table-cell>
          <table:table-cell office:value-type="float" office:value="8.793641305363046" table:style-name="ce25">
            <text:p>8.79</text:p>
          </table:table-cell>
          <table:table-cell office:value-type="float" office:value="20525" table:style-name="ce24">
            <text:p>20,525</text:p>
          </table:table-cell>
          <table:table-cell office:value-type="float" office:value="10763" table:style-name="ce24">
            <text:p>10,763</text:p>
          </table:table-cell>
          <table:table-cell office:value-type="float" office:value="9762" table:style-name="ce24">
            <text:p>9,762</text:p>
          </table:table-cell>
          <table:table-cell office:value-type="float" office:value="9.5852091233444785" table:style-name="ce25">
            <text:p>9.59</text:p>
          </table:table-cell>
          <table:table-cell office:value-type="float" office:value="11332" table:style-name="ce24">
            <text:p>11,332</text:p>
          </table:table-cell>
          <table:table-cell office:value-type="float" office:value="6055" table:style-name="ce24">
            <text:p>6,055</text:p>
          </table:table-cell>
          <table:table-cell office:value-type="float" office:value="5277" table:style-name="ce24">
            <text:p>5,277</text:p>
          </table:table-cell>
          <table:table-cell office:value-type="float" office:value="5.2920628397437097" table:style-name="ce25">
            <text:p>5.29</text:p>
          </table:table-cell>
          <table:table-cell office:value-type="float" office:value="179239" table:style-name="ce24">
            <text:p>179,239</text:p>
          </table:table-cell>
          <table:table-cell office:value-type="float" office:value="91653" table:style-name="ce24">
            <text:p>91,653</text:p>
          </table:table-cell>
          <table:table-cell office:value-type="float" office:value="87586" table:style-name="ce24">
            <text:p>87,586</text:p>
          </table:table-cell>
          <table:table-cell office:value-type="float" office:value="83.704910989483125" table:style-name="ce25">
            <text:p>83.70</text:p>
          </table:table-cell>
          <table:table-cell office:value-type="float" office:value="38228" table:style-name="ce24">
            <text:p>38,228</text:p>
          </table:table-cell>
          <table:table-cell office:value-type="float" office:value="17279" table:style-name="ce24">
            <text:p>17,279</text:p>
          </table:table-cell>
          <table:table-cell office:value-type="float" office:value="20949" table:style-name="ce24">
            <text:p>20,949</text:p>
          </table:table-cell>
          <table:table-cell office:value-type="float" office:value="17.852539555040817" table:style-name="ce25">
            <text:p>17.85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花蓮縣</text:p>
          </table:table-cell>
          <table:table-cell office:value-type="float" office:value="322836" table:style-name="ce24">
            <text:p>322,836</text:p>
          </table:table-cell>
          <table:table-cell office:value-type="float" office:value="163177" table:style-name="ce24">
            <text:p>163,177</text:p>
          </table:table-cell>
          <table:table-cell office:value-type="float" office:value="159659" table:style-name="ce24">
            <text:p>159,659</text:p>
          </table:table-cell>
          <table:table-cell office:value-type="float" office:value="11526" table:style-name="ce24">
            <text:p>11,526</text:p>
          </table:table-cell>
          <table:table-cell office:value-type="float" office:value="6005" table:style-name="ce24">
            <text:p>6,005</text:p>
          </table:table-cell>
          <table:table-cell office:value-type="float" office:value="5521" table:style-name="ce24">
            <text:p>5,521</text:p>
          </table:table-cell>
          <table:table-cell office:value-type="float" office:value="3.5702338029216074" table:style-name="ce25">
            <text:p>3.57</text:p>
          </table:table-cell>
          <table:table-cell office:value-type="float" office:value="16931" table:style-name="ce24">
            <text:p>16,931</text:p>
          </table:table-cell>
          <table:table-cell office:value-type="float" office:value="8823" table:style-name="ce24">
            <text:p>8,823</text:p>
          </table:table-cell>
          <table:table-cell office:value-type="float" office:value="8108" table:style-name="ce24">
            <text:p>8,108</text:p>
          </table:table-cell>
          <table:table-cell office:value-type="float" office:value="5.2444584866619586" table:style-name="ce26">
            <text:p>5.24</text:p>
          </table:table-cell>
          <table:table-cell office:value-type="float" office:value="29671" table:style-name="ce24">
            <text:p>29,671</text:p>
          </table:table-cell>
          <table:table-cell office:value-type="float" office:value="15561" table:style-name="ce24">
            <text:p>15,561</text:p>
          </table:table-cell>
          <table:table-cell office:value-type="float" office:value="14110" table:style-name="ce24">
            <text:p>14,110</text:p>
          </table:table-cell>
          <table:table-cell office:value-type="float" office:value="9.1907346144791777" table:style-name="ce25">
            <text:p>9.19</text:p>
          </table:table-cell>
          <table:table-cell office:value-type="float" office:value="32216" table:style-name="ce24">
            <text:p>32,216</text:p>
          </table:table-cell>
          <table:table-cell office:value-type="float" office:value="16878" table:style-name="ce24">
            <text:p>16,878</text:p>
          </table:table-cell>
          <table:table-cell office:value-type="float" office:value="15338" table:style-name="ce24">
            <text:p>15,338</text:p>
          </table:table-cell>
          <table:table-cell office:value-type="float" office:value="9.9790605756483171" table:style-name="ce25">
            <text:p>9.98</text:p>
          </table:table-cell>
          <table:table-cell office:value-type="float" office:value="16646" table:style-name="ce24">
            <text:p>16,646</text:p>
          </table:table-cell>
          <table:table-cell office:value-type="float" office:value="8729" table:style-name="ce24">
            <text:p>8,729</text:p>
          </table:table-cell>
          <table:table-cell office:value-type="float" office:value="7917" table:style-name="ce24">
            <text:p>7,917</text:p>
          </table:table-cell>
          <table:table-cell office:value-type="float" office:value="5.156178369202939" table:style-name="ce25">
            <text:p>5.16</text:p>
          </table:table-cell>
          <table:table-cell office:value-type="float" office:value="269750" table:style-name="ce24">
            <text:p>269,750</text:p>
          </table:table-cell>
          <table:table-cell office:value-type="float" office:value="135342" table:style-name="ce24">
            <text:p>135,342</text:p>
          </table:table-cell>
          <table:table-cell office:value-type="float" office:value="134408" table:style-name="ce24">
            <text:p>134,408</text:p>
          </table:table-cell>
          <table:table-cell office:value-type="float" office:value="83.556356787966649" table:style-name="ce25">
            <text:p>83.56</text:p>
          </table:table-cell>
          <table:table-cell office:value-type="float" office:value="57965" table:style-name="ce24">
            <text:p>57,965</text:p>
          </table:table-cell>
          <table:table-cell office:value-type="float" office:value="26668" table:style-name="ce24">
            <text:p>26,668</text:p>
          </table:table-cell>
          <table:table-cell office:value-type="float" office:value="31297" table:style-name="ce24">
            <text:p>31,297</text:p>
          </table:table-cell>
          <table:table-cell office:value-type="float" office:value="17.954936871972148" table:style-name="ce25">
            <text:p>17.95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澎湖縣</text:p>
          </table:table-cell>
          <table:table-cell office:value-type="float" office:value="105634" table:style-name="ce24">
            <text:p>105,634</text:p>
          </table:table-cell>
          <table:table-cell office:value-type="float" office:value="54349" table:style-name="ce24">
            <text:p>54,349</text:p>
          </table:table-cell>
          <table:table-cell office:value-type="float" office:value="51285" table:style-name="ce24">
            <text:p>51,285</text:p>
          </table:table-cell>
          <table:table-cell office:value-type="float" office:value="4267" table:style-name="ce24">
            <text:p>4,267</text:p>
          </table:table-cell>
          <table:table-cell office:value-type="float" office:value="2261" table:style-name="ce24">
            <text:p>2,261</text:p>
          </table:table-cell>
          <table:table-cell office:value-type="float" office:value="2006" table:style-name="ce24">
            <text:p>2,006</text:p>
          </table:table-cell>
          <table:table-cell office:value-type="float" office:value="4.0394191264176307" table:style-name="ce25">
            <text:p>4.04</text:p>
          </table:table-cell>
          <table:table-cell office:value-type="float" office:value="5633" table:style-name="ce24">
            <text:p>5,633</text:p>
          </table:table-cell>
          <table:table-cell office:value-type="float" office:value="2986" table:style-name="ce24">
            <text:p>2,986</text:p>
          </table:table-cell>
          <table:table-cell office:value-type="float" office:value="2647" table:style-name="ce24">
            <text:p>2,647</text:p>
          </table:table-cell>
          <table:table-cell office:value-type="float" office:value="5.3325633792150251" table:style-name="ce26">
            <text:p>5.33</text:p>
          </table:table-cell>
          <table:table-cell office:value-type="float" office:value="8825" table:style-name="ce24">
            <text:p>8,825</text:p>
          </table:table-cell>
          <table:table-cell office:value-type="float" office:value="4670" table:style-name="ce24">
            <text:p>4,670</text:p>
          </table:table-cell>
          <table:table-cell office:value-type="float" office:value="4155" table:style-name="ce24">
            <text:p>4,155</text:p>
          </table:table-cell>
          <table:table-cell office:value-type="float" office:value="8.3543177386068876" table:style-name="ce25">
            <text:p>8.35</text:p>
          </table:table-cell>
          <table:table-cell office:value-type="float" office:value="9399" table:style-name="ce24">
            <text:p>9,399</text:p>
          </table:table-cell>
          <table:table-cell office:value-type="float" office:value="4962" table:style-name="ce24">
            <text:p>4,962</text:p>
          </table:table-cell>
          <table:table-cell office:value-type="float" office:value="4437" table:style-name="ce24">
            <text:p>4,437</text:p>
          </table:table-cell>
          <table:table-cell office:value-type="float" office:value="8.8977033909536711" table:style-name="ce25">
            <text:p>8.90</text:p>
          </table:table-cell>
          <table:table-cell office:value-type="float" office:value="4414" table:style-name="ce24">
            <text:p>4,414</text:p>
          </table:table-cell>
          <table:table-cell office:value-type="float" office:value="2287" table:style-name="ce24">
            <text:p>2,287</text:p>
          </table:table-cell>
          <table:table-cell office:value-type="float" office:value="2127" table:style-name="ce24">
            <text:p>2,127</text:p>
          </table:table-cell>
          <table:table-cell office:value-type="float" office:value="4.1785788666527823" table:style-name="ce25">
            <text:p>4.18</text:p>
          </table:table-cell>
          <table:table-cell office:value-type="float" office:value="89949" table:style-name="ce24">
            <text:p>89,949</text:p>
          </table:table-cell>
          <table:table-cell office:value-type="float" office:value="46085" table:style-name="ce24">
            <text:p>46,085</text:p>
          </table:table-cell>
          <table:table-cell office:value-type="float" office:value="43864" table:style-name="ce24">
            <text:p>43,864</text:p>
          </table:table-cell>
          <table:table-cell office:value-type="float" office:value="85.151561050419375" table:style-name="ce25">
            <text:p>85.15</text:p>
          </table:table-cell>
          <table:table-cell office:value-type="float" office:value="18465" table:style-name="ce24">
            <text:p>18,465</text:p>
          </table:table-cell>
          <table:table-cell office:value-type="float" office:value="8607" table:style-name="ce24">
            <text:p>8,607</text:p>
          </table:table-cell>
          <table:table-cell office:value-type="float" office:value="9858" table:style-name="ce24">
            <text:p>9,858</text:p>
          </table:table-cell>
          <table:table-cell office:value-type="float" office:value="17.480167370354241" table:style-name="ce25">
            <text:p>17.48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基隆市</text:p>
          </table:table-cell>
          <table:table-cell office:value-type="float" office:value="365891" table:style-name="ce24">
            <text:p>365,891</text:p>
          </table:table-cell>
          <table:table-cell office:value-type="float" office:value="182443" table:style-name="ce24">
            <text:p>182,443</text:p>
          </table:table-cell>
          <table:table-cell office:value-type="float" office:value="183448" table:style-name="ce24">
            <text:p>183,448</text:p>
          </table:table-cell>
          <table:table-cell office:value-type="float" office:value="10430" table:style-name="ce24">
            <text:p>10,430</text:p>
          </table:table-cell>
          <table:table-cell office:value-type="float" office:value="5388" table:style-name="ce24">
            <text:p>5,388</text:p>
          </table:table-cell>
          <table:table-cell office:value-type="float" office:value="5042" table:style-name="ce24">
            <text:p>5,042</text:p>
          </table:table-cell>
          <table:table-cell office:value-type="float" office:value="2.850575717905059" table:style-name="ce25">
            <text:p>2.85</text:p>
          </table:table-cell>
          <table:table-cell office:value-type="float" office:value="15884" table:style-name="ce24">
            <text:p>15,884</text:p>
          </table:table-cell>
          <table:table-cell office:value-type="float" office:value="8180" table:style-name="ce24">
            <text:p>8,180</text:p>
          </table:table-cell>
          <table:table-cell office:value-type="float" office:value="7704" table:style-name="ce24">
            <text:p>7,704</text:p>
          </table:table-cell>
          <table:table-cell office:value-type="float" office:value="4.3411835765296223" table:style-name="ce26">
            <text:p>4.34</text:p>
          </table:table-cell>
          <table:table-cell office:value-type="float" office:value="28762" table:style-name="ce24">
            <text:p>28,762</text:p>
          </table:table-cell>
          <table:table-cell office:value-type="float" office:value="14818" table:style-name="ce24">
            <text:p>14,818</text:p>
          </table:table-cell>
          <table:table-cell office:value-type="float" office:value="13944" table:style-name="ce24">
            <text:p>13,944</text:p>
          </table:table-cell>
          <table:table-cell office:value-type="float" office:value="7.8608110065565979" table:style-name="ce25">
            <text:p>7.86</text:p>
          </table:table-cell>
          <table:table-cell office:value-type="float" office:value="31425" table:style-name="ce24">
            <text:p>31,425</text:p>
          </table:table-cell>
          <table:table-cell office:value-type="float" office:value="16194" table:style-name="ce24">
            <text:p>16,194</text:p>
          </table:table-cell>
          <table:table-cell office:value-type="float" office:value="15231" table:style-name="ce24">
            <text:p>15,231</text:p>
          </table:table-cell>
          <table:table-cell office:value-type="float" office:value="8.5886233878395473" table:style-name="ce25">
            <text:p>8.59</text:p>
          </table:table-cell>
          <table:table-cell office:value-type="float" office:value="17241" table:style-name="ce24">
            <text:p>17,241</text:p>
          </table:table-cell>
          <table:table-cell office:value-type="float" office:value="9015" table:style-name="ce24">
            <text:p>9,015</text:p>
          </table:table-cell>
          <table:table-cell office:value-type="float" office:value="8226" table:style-name="ce24">
            <text:p>8,226</text:p>
          </table:table-cell>
          <table:table-cell office:value-type="float" office:value="4.7120590558390338" table:style-name="ce25">
            <text:p>4.71</text:p>
          </table:table-cell>
          <table:table-cell office:value-type="float" office:value="312763" table:style-name="ce24">
            <text:p>312,763</text:p>
          </table:table-cell>
          <table:table-cell office:value-type="float" office:value="154865" table:style-name="ce24">
            <text:p>154,865</text:p>
          </table:table-cell>
          <table:table-cell office:value-type="float" office:value="157898" table:style-name="ce24">
            <text:p>157,898</text:p>
          </table:table-cell>
          <table:table-cell office:value-type="float" office:value="85.479828692151486" table:style-name="ce25">
            <text:p>85.48</text:p>
          </table:table-cell>
          <table:table-cell office:value-type="float" office:value="65937" table:style-name="ce24">
            <text:p>65,937</text:p>
          </table:table-cell>
          <table:table-cell office:value-type="float" office:value="29788" table:style-name="ce24">
            <text:p>29,788</text:p>
          </table:table-cell>
          <table:table-cell office:value-type="float" office:value="36149" table:style-name="ce24">
            <text:p>36,149</text:p>
          </table:table-cell>
          <table:table-cell office:value-type="float" office:value="18.020940662656365" table:style-name="ce25">
            <text:p>18.02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新竹市</text:p>
          </table:table-cell>
          <table:table-cell office:value-type="float" office:value="452807" table:style-name="ce24">
            <text:p>452,807</text:p>
          </table:table-cell>
          <table:table-cell office:value-type="float" office:value="223549" table:style-name="ce24">
            <text:p>223,549</text:p>
          </table:table-cell>
          <table:table-cell office:value-type="float" office:value="229258" table:style-name="ce24">
            <text:p>229,258</text:p>
          </table:table-cell>
          <table:table-cell office:value-type="float" office:value="21868" table:style-name="ce24">
            <text:p>21,868</text:p>
          </table:table-cell>
          <table:table-cell office:value-type="float" office:value="11304" table:style-name="ce24">
            <text:p>11,304</text:p>
          </table:table-cell>
          <table:table-cell office:value-type="float" office:value="10564" table:style-name="ce24">
            <text:p>10,564</text:p>
          </table:table-cell>
          <table:table-cell office:value-type="float" office:value="4.8294306404273781" table:style-name="ce25">
            <text:p>4.83</text:p>
          </table:table-cell>
          <table:table-cell office:value-type="float" office:value="33458" table:style-name="ce24">
            <text:p>33,458</text:p>
          </table:table-cell>
          <table:table-cell office:value-type="float" office:value="17286" table:style-name="ce24">
            <text:p>17,286</text:p>
          </table:table-cell>
          <table:table-cell office:value-type="float" office:value="16172" table:style-name="ce24">
            <text:p>16,172</text:p>
          </table:table-cell>
          <table:table-cell office:value-type="float" office:value="7.3890200460681923" table:style-name="ce26">
            <text:p>7.39</text:p>
          </table:table-cell>
          <table:table-cell office:value-type="float" office:value="60685" table:style-name="ce24">
            <text:p>60,685</text:p>
          </table:table-cell>
          <table:table-cell office:value-type="float" office:value="31442" table:style-name="ce24">
            <text:p>31,442</text:p>
          </table:table-cell>
          <table:table-cell office:value-type="float" office:value="29243" table:style-name="ce24">
            <text:p>29,243</text:p>
          </table:table-cell>
          <table:table-cell office:value-type="float" office:value="13.40195712522112" table:style-name="ce25">
            <text:p>13.40</text:p>
          </table:table-cell>
          <table:table-cell office:value-type="float" office:value="65833" table:style-name="ce24">
            <text:p>65,833</text:p>
          </table:table-cell>
          <table:table-cell office:value-type="float" office:value="34188" table:style-name="ce24">
            <text:p>34,188</text:p>
          </table:table-cell>
          <table:table-cell office:value-type="float" office:value="31645" table:style-name="ce24">
            <text:p>31,645</text:p>
          </table:table-cell>
          <table:table-cell office:value-type="float" office:value="14.538865344396177" table:style-name="ce25">
            <text:p>14.54</text:p>
          </table:table-cell>
          <table:table-cell office:value-type="float" office:value="29495" table:style-name="ce24">
            <text:p>29,495</text:p>
          </table:table-cell>
          <table:table-cell office:value-type="float" office:value="15480" table:style-name="ce24">
            <text:p>15,480</text:p>
          </table:table-cell>
          <table:table-cell office:value-type="float" office:value="14015" table:style-name="ce24">
            <text:p>14,015</text:p>
          </table:table-cell>
          <table:table-cell office:value-type="float" office:value="6.5138127281601221" table:style-name="ce25">
            <text:p>6.51</text:p>
          </table:table-cell>
          <table:table-cell office:value-type="float" office:value="352519" table:style-name="ce24">
            <text:p>352,519</text:p>
          </table:table-cell>
          <table:table-cell office:value-type="float" office:value="171353" table:style-name="ce24">
            <text:p>171,353</text:p>
          </table:table-cell>
          <table:table-cell office:value-type="float" office:value="181166" table:style-name="ce24">
            <text:p>181,166</text:p>
          </table:table-cell>
          <table:table-cell office:value-type="float" office:value="77.851932501043493" table:style-name="ce25">
            <text:p>77.85</text:p>
          </table:table-cell>
          <table:table-cell office:value-type="float" office:value="60494" table:style-name="ce24">
            <text:p>60,494</text:p>
          </table:table-cell>
          <table:table-cell office:value-type="float" office:value="26808" table:style-name="ce24">
            <text:p>26,808</text:p>
          </table:table-cell>
          <table:table-cell office:value-type="float" office:value="33686" table:style-name="ce24">
            <text:p>33,686</text:p>
          </table:table-cell>
          <table:table-cell office:value-type="float" office:value="13.359775798519017" table:style-name="ce25">
            <text:p>13.36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嘉義市</text:p>
          </table:table-cell>
          <table:table-cell office:value-type="float" office:value="264721" table:style-name="ce24">
            <text:p>264,721</text:p>
          </table:table-cell>
          <table:table-cell office:value-type="float" office:value="127921" table:style-name="ce24">
            <text:p>127,921</text:p>
          </table:table-cell>
          <table:table-cell office:value-type="float" office:value="136800" table:style-name="ce24">
            <text:p>136,800</text:p>
          </table:table-cell>
          <table:table-cell office:value-type="float" office:value="9170" table:style-name="ce24">
            <text:p>9,170</text:p>
          </table:table-cell>
          <table:table-cell office:value-type="float" office:value="4797" table:style-name="ce24">
            <text:p>4,797</text:p>
          </table:table-cell>
          <table:table-cell office:value-type="float" office:value="4373" table:style-name="ce24">
            <text:p>4,373</text:p>
          </table:table-cell>
          <table:table-cell office:value-type="float" office:value="3.464024387940511" table:style-name="ce25">
            <text:p>3.46</text:p>
          </table:table-cell>
          <table:table-cell office:value-type="float" office:value="14318" table:style-name="ce24">
            <text:p>14,318</text:p>
          </table:table-cell>
          <table:table-cell office:value-type="float" office:value="7385" table:style-name="ce24">
            <text:p>7,385</text:p>
          </table:table-cell>
          <table:table-cell office:value-type="float" office:value="6933" table:style-name="ce24">
            <text:p>6,933</text:p>
          </table:table-cell>
          <table:table-cell office:value-type="float" office:value="5.4087133245945731" table:style-name="ce26">
            <text:p>5.41</text:p>
          </table:table-cell>
          <table:table-cell office:value-type="float" office:value="26764" table:style-name="ce24">
            <text:p>26,764</text:p>
          </table:table-cell>
          <table:table-cell office:value-type="float" office:value="13915" table:style-name="ce24">
            <text:p>13,915</text:p>
          </table:table-cell>
          <table:table-cell office:value-type="float" office:value="12849" table:style-name="ce24">
            <text:p>12,849</text:p>
          </table:table-cell>
          <table:table-cell office:value-type="float" office:value="10.110267035860396" table:style-name="ce25">
            <text:p>10.11</text:p>
          </table:table-cell>
          <table:table-cell office:value-type="float" office:value="29344" table:style-name="ce24">
            <text:p>29,344</text:p>
          </table:table-cell>
          <table:table-cell office:value-type="float" office:value="15268" table:style-name="ce24">
            <text:p>15,268</text:p>
          </table:table-cell>
          <table:table-cell office:value-type="float" office:value="14076" table:style-name="ce24">
            <text:p>14,076</text:p>
          </table:table-cell>
          <table:table-cell office:value-type="float" office:value="11.084878041409635" table:style-name="ce25">
            <text:p>11.08</text:p>
          </table:table-cell>
          <table:table-cell office:value-type="float" office:value="15938" table:style-name="ce24">
            <text:p>15,938</text:p>
          </table:table-cell>
          <table:table-cell office:value-type="float" office:value="8340" table:style-name="ce24">
            <text:p>8,340</text:p>
          </table:table-cell>
          <table:table-cell office:value-type="float" office:value="7598" table:style-name="ce24">
            <text:p>7,598</text:p>
          </table:table-cell>
          <table:table-cell office:value-type="float" office:value="6.0206783745906067" table:style-name="ce25">
            <text:p>6.02</text:p>
          </table:table-cell>
          <table:table-cell office:value-type="float" office:value="215987" table:style-name="ce24">
            <text:p>215,987</text:p>
          </table:table-cell>
          <table:table-cell office:value-type="float" office:value="102523" table:style-name="ce24">
            <text:p>102,523</text:p>
          </table:table-cell>
          <table:table-cell office:value-type="float" office:value="113464" table:style-name="ce24">
            <text:p>113,464</text:p>
          </table:table-cell>
          <table:table-cell office:value-type="float" office:value="81.590429168823022" table:style-name="ce25">
            <text:p>81.59</text:p>
          </table:table-cell>
          <table:table-cell office:value-type="float" office:value="44175" table:style-name="ce24">
            <text:p>44,175</text:p>
          </table:table-cell>
          <table:table-cell office:value-type="float" office:value="19413" table:style-name="ce24">
            <text:p>19,413</text:p>
          </table:table-cell>
          <table:table-cell office:value-type="float" office:value="24762" table:style-name="ce24">
            <text:p>24,762</text:p>
          </table:table-cell>
          <table:table-cell office:value-type="float" office:value="16.687380298502951" table:style-name="ce25">
            <text:p>16.69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福建省</text:p>
          </table:table-cell>
          <table:table-cell office:value-type="float" office:value="153213" table:style-name="ce20">
            <text:p>153,213</text:p>
          </table:table-cell>
          <table:table-cell office:value-type="float" office:value="77498" table:style-name="ce20">
            <text:p>77,498</text:p>
          </table:table-cell>
          <table:table-cell office:value-type="float" office:value="75715" table:style-name="ce20">
            <text:p>75,715</text:p>
          </table:table-cell>
          <table:table-cell office:value-type="float" office:value="5226" table:style-name="ce20">
            <text:p>5,226</text:p>
          </table:table-cell>
          <table:table-cell office:value-type="float" office:value="2716" table:style-name="ce20">
            <text:p>2,716</text:p>
          </table:table-cell>
          <table:table-cell office:value-type="float" office:value="2510" table:style-name="ce20">
            <text:p>2,510</text:p>
          </table:table-cell>
          <table:table-cell office:value-type="float" office:value="3.4109377141626367" table:style-name="ce21">
            <text:p>3.41</text:p>
          </table:table-cell>
          <table:table-cell office:value-type="float" office:value="7012" table:style-name="ce20">
            <text:p>7,012</text:p>
          </table:table-cell>
          <table:table-cell office:value-type="float" office:value="3645" table:style-name="ce20">
            <text:p>3,645</text:p>
          </table:table-cell>
          <table:table-cell office:value-type="float" office:value="3367" table:style-name="ce20">
            <text:p>3,367</text:p>
          </table:table-cell>
          <table:table-cell office:value-type="float" office:value="4.5766351419265989" table:style-name="ce22">
            <text:p>4.58</text:p>
          </table:table-cell>
          <table:table-cell office:value-type="float" office:value="11289" table:style-name="ce20">
            <text:p>11,289</text:p>
          </table:table-cell>
          <table:table-cell office:value-type="float" office:value="5892" table:style-name="ce20">
            <text:p>5,892</text:p>
          </table:table-cell>
          <table:table-cell office:value-type="float" office:value="5397" table:style-name="ce20">
            <text:p>5,397</text:p>
          </table:table-cell>
          <table:table-cell office:value-type="float" office:value="7.3681737189402989" table:style-name="ce21">
            <text:p>7.37</text:p>
          </table:table-cell>
          <table:table-cell office:value-type="float" office:value="12062" table:style-name="ce20">
            <text:p>12,062</text:p>
          </table:table-cell>
          <table:table-cell office:value-type="float" office:value="6286" table:style-name="ce20">
            <text:p>6,286</text:p>
          </table:table-cell>
          <table:table-cell office:value-type="float" office:value="5776" table:style-name="ce20">
            <text:p>5,776</text:p>
          </table:table-cell>
          <table:table-cell office:value-type="float" office:value="7.8727000972502337" table:style-name="ce21">
            <text:p>7.87</text:p>
          </table:table-cell>
          <table:table-cell office:value-type="float" office:value="5376" table:style-name="ce20">
            <text:p>5,376</text:p>
          </table:table-cell>
          <table:table-cell office:value-type="float" office:value="2818" table:style-name="ce20">
            <text:p>2,818</text:p>
          </table:table-cell>
          <table:table-cell office:value-type="float" office:value="2558" table:style-name="ce20">
            <text:p>2,558</text:p>
          </table:table-cell>
          <table:table-cell office:value-type="float" office:value="3.5088406336276945" table:style-name="ce21">
            <text:p>3.51</text:p>
          </table:table-cell>
          <table:table-cell office:value-type="float" office:value="133420" table:style-name="ce20">
            <text:p>133,420</text:p>
          </table:table-cell>
          <table:table-cell office:value-type="float" office:value="67132" table:style-name="ce20">
            <text:p>67,132</text:p>
          </table:table-cell>
          <table:table-cell office:value-type="float" office:value="66288" table:style-name="ce20">
            <text:p>66,288</text:p>
          </table:table-cell>
          <table:table-cell office:value-type="float" office:value="87.081383433520656" table:style-name="ce21">
            <text:p>87.08</text:p>
          </table:table-cell>
          <table:table-cell office:value-type="float" office:value="22821" table:style-name="ce20">
            <text:p>22,821</text:p>
          </table:table-cell>
          <table:table-cell office:value-type="float" office:value="11069" table:style-name="ce20">
            <text:p>11,069</text:p>
          </table:table-cell>
          <table:table-cell office:value-type="float" office:value="11752" table:style-name="ce20">
            <text:p>11,752</text:p>
          </table:table-cell>
          <table:table-cell office:value-type="float" office:value="14.894950167413992" table:style-name="ce21">
            <text:p>14.89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金門縣</text:p>
          </table:table-cell>
          <table:table-cell office:value-type="float" office:value="139764" table:style-name="ce24">
            <text:p>139,764</text:p>
          </table:table-cell>
          <table:table-cell office:value-type="float" office:value="69707" table:style-name="ce24">
            <text:p>69,707</text:p>
          </table:table-cell>
          <table:table-cell office:value-type="float" office:value="70057" table:style-name="ce24">
            <text:p>70,057</text:p>
          </table:table-cell>
          <table:table-cell office:value-type="float" office:value="4657" table:style-name="ce24">
            <text:p>4,657</text:p>
          </table:table-cell>
          <table:table-cell office:value-type="float" office:value="2401" table:style-name="ce24">
            <text:p>2,401</text:p>
          </table:table-cell>
          <table:table-cell office:value-type="float" office:value="2256" table:style-name="ce24">
            <text:p>2,256</text:p>
          </table:table-cell>
          <table:table-cell office:value-type="float" office:value="3.3320454480409838" table:style-name="ce25">
            <text:p>3.33</text:p>
          </table:table-cell>
          <table:table-cell office:value-type="float" office:value="6257" table:style-name="ce24">
            <text:p>6,257</text:p>
          </table:table-cell>
          <table:table-cell office:value-type="float" office:value="3229" table:style-name="ce24">
            <text:p>3,229</text:p>
          </table:table-cell>
          <table:table-cell office:value-type="float" office:value="3028" table:style-name="ce24">
            <text:p>3,028</text:p>
          </table:table-cell>
          <table:table-cell office:value-type="float" office:value="4.4768323745742817" table:style-name="ce26">
            <text:p>4.48</text:p>
          </table:table-cell>
          <table:table-cell office:value-type="float" office:value="10083" table:style-name="ce24">
            <text:p>10,083</text:p>
          </table:table-cell>
          <table:table-cell office:value-type="float" office:value="5241" table:style-name="ce24">
            <text:p>5,241</text:p>
          </table:table-cell>
          <table:table-cell office:value-type="float" office:value="4842" table:style-name="ce24">
            <text:p>4,842</text:p>
          </table:table-cell>
          <table:table-cell office:value-type="float" office:value="7.2143041126470342" table:style-name="ce25">
            <text:p>7.21</text:p>
          </table:table-cell>
          <table:table-cell office:value-type="float" office:value="10763" table:style-name="ce24">
            <text:p>10,763</text:p>
          </table:table-cell>
          <table:table-cell office:value-type="float" office:value="5580" table:style-name="ce24">
            <text:p>5,580</text:p>
          </table:table-cell>
          <table:table-cell office:value-type="float" office:value="5183" table:style-name="ce24">
            <text:p>5,183</text:p>
          </table:table-cell>
          <table:table-cell office:value-type="float" office:value="7.700838556423685" table:style-name="ce25">
            <text:p>7.70</text:p>
          </table:table-cell>
          <table:table-cell office:value-type="float" office:value="4848" table:style-name="ce24">
            <text:p>4,848</text:p>
          </table:table-cell>
          <table:table-cell office:value-type="float" office:value="2527" table:style-name="ce24">
            <text:p>2,527</text:p>
          </table:table-cell>
          <table:table-cell office:value-type="float" office:value="2321" table:style-name="ce24">
            <text:p>2,321</text:p>
          </table:table-cell>
          <table:table-cell office:value-type="float" office:value="3.468704387395896" table:style-name="ce25">
            <text:p>3.47</text:p>
          </table:table-cell>
          <table:table-cell office:value-type="float" office:value="121967" table:style-name="ce24">
            <text:p>121,967</text:p>
          </table:table-cell>
          <table:table-cell office:value-type="float" office:value="60432" table:style-name="ce24">
            <text:p>60,432</text:p>
          </table:table-cell>
          <table:table-cell office:value-type="float" office:value="61535" table:style-name="ce24">
            <text:p>61,535</text:p>
          </table:table-cell>
          <table:table-cell office:value-type="float" office:value="87.266391917804299" table:style-name="ce25">
            <text:p>87.27</text:p>
          </table:table-cell>
          <table:table-cell office:value-type="float" office:value="21070" table:style-name="ce24">
            <text:p>21,070</text:p>
          </table:table-cell>
          <table:table-cell office:value-type="float" office:value="10123" table:style-name="ce24">
            <text:p>10,123</text:p>
          </table:table-cell>
          <table:table-cell office:value-type="float" office:value="10947" table:style-name="ce24">
            <text:p>10,947</text:p>
          </table:table-cell>
          <table:table-cell office:value-type="float" office:value="15.075412838785383" table:style-name="ce25">
            <text:p>15.08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連江縣</text:p>
          </table:table-cell>
          <table:table-cell office:value-type="float" office:value="13449" table:style-name="ce24">
            <text:p>13,449</text:p>
          </table:table-cell>
          <table:table-cell office:value-type="float" office:value="7791" table:style-name="ce24">
            <text:p>7,791</text:p>
          </table:table-cell>
          <table:table-cell office:value-type="float" office:value="5658" table:style-name="ce24">
            <text:p>5,658</text:p>
          </table:table-cell>
          <table:table-cell office:value-type="float" office:value="569" table:style-name="ce24">
            <text:p>569</text:p>
          </table:table-cell>
          <table:table-cell office:value-type="float" office:value="315" table:style-name="ce24">
            <text:p>315</text:p>
          </table:table-cell>
          <table:table-cell office:value-type="float" office:value="254" table:style-name="ce24">
            <text:p>254</text:p>
          </table:table-cell>
          <table:table-cell office:value-type="float" office:value="4.2307978288348576" table:style-name="ce25">
            <text:p>4.23</text:p>
          </table:table-cell>
          <table:table-cell office:value-type="float" office:value="755" table:style-name="ce24">
            <text:p>755</text:p>
          </table:table-cell>
          <table:table-cell office:value-type="float" office:value="416" table:style-name="ce24">
            <text:p>416</text:p>
          </table:table-cell>
          <table:table-cell office:value-type="float" office:value="339" table:style-name="ce24">
            <text:p>339</text:p>
          </table:table-cell>
          <table:table-cell office:value-type="float" office:value="5.6138002825488886" table:style-name="ce26">
            <text:p>5.61</text:p>
          </table:table-cell>
          <table:table-cell office:value-type="float" office:value="1206" table:style-name="ce24">
            <text:p>1,206</text:p>
          </table:table-cell>
          <table:table-cell office:value-type="float" office:value="651" table:style-name="ce24">
            <text:p>651</text:p>
          </table:table-cell>
          <table:table-cell office:value-type="float" office:value="555" table:style-name="ce24">
            <text:p>555</text:p>
          </table:table-cell>
          <table:table-cell office:value-type="float" office:value="8.967209457952265" table:style-name="ce25">
            <text:p>8.97</text:p>
          </table:table-cell>
          <table:table-cell office:value-type="float" office:value="1299" table:style-name="ce24">
            <text:p>1,299</text:p>
          </table:table-cell>
          <table:table-cell office:value-type="float" office:value="706" table:style-name="ce24">
            <text:p>706</text:p>
          </table:table-cell>
          <table:table-cell office:value-type="float" office:value="593" table:style-name="ce24">
            <text:p>593</text:p>
          </table:table-cell>
          <table:table-cell office:value-type="float" office:value="9.6587106848092787" table:style-name="ce25">
            <text:p>9.66</text:p>
          </table:table-cell>
          <table:table-cell office:value-type="float" office:value="528" table:style-name="ce24">
            <text:p>528</text:p>
          </table:table-cell>
          <table:table-cell office:value-type="float" office:value="291" table:style-name="ce24">
            <text:p>291</text:p>
          </table:table-cell>
          <table:table-cell office:value-type="float" office:value="237" table:style-name="ce24">
            <text:p>237</text:p>
          </table:table-cell>
          <table:table-cell office:value-type="float" office:value="3.9259424492527324" table:style-name="ce25">
            <text:p>3.93</text:p>
          </table:table-cell>
          <table:table-cell office:value-type="float" office:value="11453" table:style-name="ce24">
            <text:p>11,453</text:p>
          </table:table-cell>
          <table:table-cell office:value-type="float" office:value="6700" table:style-name="ce24">
            <text:p>6,700</text:p>
          </table:table-cell>
          <table:table-cell office:value-type="float" office:value="4753" table:style-name="ce24">
            <text:p>4,753</text:p>
          </table:table-cell>
          <table:table-cell office:value-type="float" office:value="85.158747862294589" table:style-name="ce25">
            <text:p>85.16</text:p>
          </table:table-cell>
          <table:table-cell office:value-type="float" office:value="1751" table:style-name="ce24">
            <text:p>1,751</text:p>
          </table:table-cell>
          <table:table-cell office:value-type="float" office:value="946" table:style-name="ce24">
            <text:p>946</text:p>
          </table:table-cell>
          <table:table-cell office:value-type="float" office:value="805" table:style-name="ce24">
            <text:p>805</text:p>
          </table:table-cell>
          <table:table-cell office:value-type="float" office:value="13.019555357275634" table:style-name="ce25">
            <text:p>13.02</text:p>
          </table:table-cell>
          <table:table-cell table:number-columns-repeated="16352" table:style-name="ce27"/>
        </table:table-row>
        <table:table-row table:style-name="ro8">
          <table:table-cell table:style-name="ce28"/>
          <table:table-cell table:style-name="ce29"/>
          <table:table-cell table:number-columns-repeated="2" table:style-name="ce30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2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number-columns-repeated="16352"/>
        </table:table-row>
        <table:table-row table:style-name="ro9">
          <table:table-cell office:value-type="string" table:style-name="ce33">
            <text:p>說明：本表各年齡結構指標項目係屬部分統計，各年齡指標欄位合計數不等於總人口數。</text:p>
          </table:table-cell>
          <table:table-cell table:number-columns-repeated="6" table:style-name="ce34"/>
          <table:table-cell table:number-columns-repeated="17" table:style-name="ce35"/>
          <table:table-cell table:number-columns-repeated="3" table:style-name="ce36"/>
          <table:table-cell table:number-columns-repeated="4" table:style-name="ce37"/>
          <table:table-cell office:value-type="string" table:style-name="ce38">
            <text:p><text:s text:c="16"/>內政部戶政司 110年8月10日編製</text:p>
          </table:table-cell>
          <table:table-cell table:number-columns-repeated="16352"/>
        </table:table-row>
        <table:table-row table:number-rows-repeated="1048545" table:style-name="ro10">
          <table:table-cell table:number-columns-repeated="16384"/>
        </table:table-row>
        <table:named-expressions>
          <table:named-range table:name="Print_Area" table:cell-range-address="05-年齡結構.$A$1:05-年齡結構.$AF$31" table:base-cell-address="05-年齡結構.$A$1"/>
        </table:named-expressions>
      </table:table>
      <table:table table:name="'file:///C:/Users/moi1849/Desktop/123/3/1.月報/06速(月)報套印/11007/上網各月速報公式(7月).xls'#說明" table:style-name="ta2">
        <table:table-source xlink:href="file:///C:/Users/moi1849/Desktop/123/3/1.月報/06速(月)報套印/11007/上網各月速報公式(7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160" table:style-name="ta2">
        <table:table-source xlink:href="file:///C:/Users/moi1849/Desktop/123/3/1.月報/06速(月)報套印/11007/上網各月速報公式(7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170" table:style-name="ta2">
        <table:table-source xlink:href="file:///C:/Users/moi1849/Desktop/123/3/1.月報/06速(月)報套印/11007/上網各月速報公式(7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1B0" table:style-name="ta2">
        <table:table-source xlink:href="file:///C:/Users/moi1849/Desktop/123/3/1.月報/06速(月)報套印/11007/上網各月速報公式(7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1-年月別(貼01-縣市別)" table:style-name="ta2">
        <table:table-source xlink:href="file:///C:/Users/moi1849/Desktop/123/3/1.月報/06速(月)報套印/11007/上網各月速報公式(7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1-縣市別" table:style-name="ta2">
        <table:table-source xlink:href="file:///C:/Users/moi1849/Desktop/123/3/1.月報/06速(月)報套印/11007/上網各月速報公式(7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1-年齡結構" table:style-name="ta2">
        <table:table-source xlink:href="file:///C:/Users/moi1849/Desktop/123/3/1.月報/06速(月)報套印/11007/上網各月速報公式(7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1資料分析" table:style-name="ta2">
        <table:table-source xlink:href="file:///C:/Users/moi1849/Desktop/123/3/1.月報/06速(月)報套印/11007/上網各月速報公式(7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1分析(草稿)" table:style-name="ta2">
        <table:table-source xlink:href="file:///C:/Users/moi1849/Desktop/123/3/1.月報/06速(月)報套印/11007/上網各月速報公式(7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2-年月別" table:style-name="ta2">
        <table:table-source xlink:href="file:///C:/Users/moi1849/Desktop/123/3/1.月報/06速(月)報套印/11007/上網各月速報公式(7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2-縣市別" table:style-name="ta2">
        <table:table-source xlink:href="file:///C:/Users/moi1849/Desktop/123/3/1.月報/06速(月)報套印/11007/上網各月速報公式(7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4-單一年齡" table:style-name="ta2">
        <table:table-source xlink:href="file:///C:/Users/moi1849/Desktop/123/3/1.月報/06速(月)報套印/11007/上網各月速報公式(7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5-年齡結構" table:style-name="ta2">
        <table:table-source xlink:href="file:///C:/Users/moi1849/Desktop/123/3/1.月報/06速(月)報套印/11007/上網各月速報公式(7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6-人口增加&amp;生死結離" table:style-name="ta2">
        <table:table-source xlink:href="file:///C:/Users/moi1849/Desktop/123/3/1.月報/06速(月)報套印/11007/上網各月速報公式(7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7-年月別" table:style-name="ta2">
        <table:table-source xlink:href="file:///C:/Users/moi1849/Desktop/123/3/1.月報/06速(月)報套印/11007/上網各月速報公式(7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7-縣市別" table:style-name="ta2">
        <table:table-source xlink:href="file:///C:/Users/moi1849/Desktop/123/3/1.月報/06速(月)報套印/11007/上網各月速報公式(7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10-年月別" table:style-name="ta2">
        <table:table-source xlink:href="file:///C:/Users/moi1849/Desktop/123/3/1.月報/06速(月)報套印/11007/上網各月速報公式(7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10-縣市別" table:style-name="ta2">
        <table:table-source xlink:href="file:///C:/Users/moi1849/Desktop/123/3/1.月報/06速(月)報套印/11007/上網各月速報公式(7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11-遷徙" table:style-name="ta2">
        <table:table-source xlink:href="file:///C:/Users/moi1849/Desktop/123/3/1.月報/06速(月)報套印/11007/上網各月速報公式(7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5-年齡結構.$A$1"/>
        <table:named-expression table:name="\b" table:expression="of:=[.#REF!]" table:base-cell-address="05-年齡結構.$A$1"/>
        <table:named-expression table:name="NAME" table:expression="of:=[.#REF!]" table:base-cell-address="05-年齡結構.$A$1"/>
        <table:named-expression table:name="P_1" table:expression="of:=[.#REF!]" table:base-cell-address="05-年齡結構.$A$1"/>
        <table:named-expression table:name="P_11" table:expression="of:=[.#REF!]" table:base-cell-address="05-年齡結構.$A$1"/>
        <table:named-expression table:name="P_2" table:expression="of:=[.#REF!]" table:base-cell-address="05-年齡結構.$A$1"/>
        <table:named-expression table:name="Print_Area" table:expression="of:=[.#REF!]" table:base-cell-address="05-年齡結構.$A$1"/>
        <table:named-expression table:name="PRINT_AREA_MI" table:expression="of:=[.#REF!]" table:base-cell-address="05-年齡結構.$A$1"/>
        <table:named-expression table:name="rd_rf_f_97y_9802_data" table:expression="of:=[.#REF!]" table:base-cell-address="05-年齡結構.$A$1"/>
        <table:named-expression table:name="rd_rg_f_84y_97y_data" table:expression="of:=[.#REF!]" table:base-cell-address="05-年齡結構.$A$1"/>
        <table:named-expression table:name="rd_rg_f_9805_data" table:expression="of:=[.#REF!]" table:base-cell-address="05-年齡結構.$A$1"/>
        <table:named-expression table:name="rd_rg_f_9806_data" table:expression="of:=[.#REF!]" table:base-cell-address="05-年齡結構.$A$1"/>
        <table:named-expression table:name="rd_rg_f_9807_data" table:expression="of:=[.#REF!]" table:base-cell-address="05-年齡結構.$A$1"/>
        <table:named-expression table:name="rd_rg_f_9808_data" table:expression="of:=[.#REF!]" table:base-cell-address="05-年齡結構.$A$1"/>
        <table:named-expression table:name="rd_rg_f_98y_9803_data" table:expression="of:=[.#REF!]" table:base-cell-address="05-年齡結構.$A$1"/>
        <table:named-expression table:name="rd_rg_f_98y_9804_data" table:expression="of:=[.#REF!]" table:base-cell-address="05-年齡結構.$A$1"/>
        <table:named-expression table:name="rd_rg_q_84y_97y_data" table:expression="of:=[.#REF!]" table:base-cell-address="05-年齡結構.$A$1"/>
        <table:named-expression table:name="rd_rg_q_97y_9802_data" table:expression="of:=[.#REF!]" table:base-cell-address="05-年齡結構.$A$1"/>
        <table:named-expression table:name="rd_rg_q_9805_data" table:expression="of:=[.#REF!]" table:base-cell-address="05-年齡結構.$A$1"/>
        <table:named-expression table:name="rd_rg_q_9806_data" table:expression="of:=[.#REF!]" table:base-cell-address="05-年齡結構.$A$1"/>
        <table:named-expression table:name="rd_rg_q_9807_data" table:expression="of:=[.#REF!]" table:base-cell-address="05-年齡結構.$A$1"/>
        <table:named-expression table:name="rd_rg_q_9808_data" table:expression="of:=[.#REF!]" table:base-cell-address="05-年齡結構.$A$1"/>
        <table:named-expression table:name="rd_rg_q_98y_9803_data" table:expression="of:=[.#REF!]" table:base-cell-address="05-年齡結構.$A$1"/>
        <table:named-expression table:name="rd_rg_q_98y_9804_data" table:expression="of:=[.#REF!]" table:base-cell-address="05-年齡結構.$A$1"/>
        <table:named-expression table:name="rd_rg_q9607" table:expression="of:=[.#REF!]" table:base-cell-address="05-年齡結構.$A$1"/>
        <table:named-expression table:name="rd_t_84y_97y_data" table:expression="of:=[.#REF!]" table:base-cell-address="05-年齡結構.$A$1"/>
        <table:named-expression table:name="rd_t_97y_9802_data" table:expression="of:=[.#REF!]" table:base-cell-address="05-年齡結構.$A$1"/>
        <table:named-expression table:name="rd_t_9805_data" table:expression="of:=[.#REF!]" table:base-cell-address="05-年齡結構.$A$1"/>
        <table:named-expression table:name="rd_t_9806_data" table:expression="of:=[.#REF!]" table:base-cell-address="05-年齡結構.$A$1"/>
        <table:named-expression table:name="rd_t_9807_data" table:expression="of:=[.#REF!]" table:base-cell-address="05-年齡結構.$A$1"/>
        <table:named-expression table:name="rd_t_9808_data" table:expression="of:=[.#REF!]" table:base-cell-address="05-年齡結構.$A$1"/>
        <table:named-expression table:name="rd_t_98y_9803_data" table:expression="of:=[.#REF!]" table:base-cell-address="05-年齡結構.$A$1"/>
        <table:named-expression table:name="rd_t_98y_9804_data" table:expression="of:=[.#REF!]" table:base-cell-address="05-年齡結構.$A$1"/>
        <table:named-expression table:name="rd_t9607" table:expression="of:=[.#REF!]" table:base-cell-address="05-年齡結構.$A$1"/>
        <table:named-expression table:name="月底人口數" table:expression="of:=[.#REF!]" table:base-cell-address="05-年齡結構.$A$1"/>
        <table:named-expression table:name="出生" table:expression="of:=[.#REF!]" table:base-cell-address="05-年齡結構.$A$1"/>
        <table:named-expression table:name="死亡" table:expression="of:=[.#REF!]" table:base-cell-address="05-年齡結構.$A$1"/>
        <table:named-expression table:name="結婚" table:expression="of:=[.#REF!]" table:base-cell-address="05-年齡結構.$A$1"/>
        <table:named-expression table:name="鄰數戶數" table:expression="of:=[.#REF!]" table:base-cell-address="05-年齡結構.$A$1"/>
        <table:named-expression table:name="離婚" table:expression="of:=[.#REF!]" table:base-cell-address="05-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.511811023622047in" fo:margin-bottom="0.196850393700787in" fo:margin-left="0in" fo:margin-right="0in" style:print-orientation="landscape" style:print-page-order="ttb" style:first-page-number="continue" style:scale-to="49%" style:table-centering="horizontal" style:print="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08-05T06:21:46Z</meta:creation-date>
    <dc:date>2021-08-05T06:22:08Z</dc:date>
  </office:meta>
</office:document-meta>
</file>